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C000000B25F03AAF6113664EF.png" manifest:media-type="image/png"/>
  <manifest:file-entry manifest:full-path="Pictures/10000201000005480000006DD45AF582A68FA9AC.png" manifest:media-type="image/png"/>
  <manifest:file-entry manifest:full-path="Pictures/10000000000001FD000000F75E8443D42FB034AA.png" manifest:media-type="image/png"/>
  <manifest:file-entry manifest:full-path="Pictures/10000201000002890000029585FE64D5746D031D.png" manifest:media-type="image/png"/>
  <manifest:file-entry manifest:full-path="Pictures/10000201000002CB0000021889C367FD2ECDFFEC.png" manifest:media-type="image/png"/>
  <manifest:file-entry manifest:full-path="Pictures/100000000000009F00000055B4174B48F9270CE8.png" manifest:media-type="image/png"/>
  <manifest:file-entry manifest:full-path="Pictures/10000201000002FC000001EB74BF23E9410D9964.png" manifest:media-type="image/png"/>
  <manifest:file-entry manifest:full-path="Pictures/100000000000032B000000A2787A1673ED576F0B.png" manifest:media-type="image/png"/>
  <manifest:file-entry manifest:full-path="Pictures/10000000000002650000021085EE47102C3ADD9F.png" manifest:media-type="image/png"/>
  <manifest:file-entry manifest:full-path="Pictures/100000000000003700000041948DF4F155042CA1.png" manifest:media-type="image/png"/>
  <manifest:file-entry manifest:full-path="Pictures/100000000000024A000000C2D08AB29FDB326830.png" manifest:media-type="image/png"/>
  <manifest:file-entry manifest:full-path="Pictures/10000201000001C2000001BFA4A6DD62D9D3C0EB.png" manifest:media-type="image/png"/>
  <manifest:file-entry manifest:full-path="Pictures/1000000000000163000000EE4172CBA73F8FF534.png" manifest:media-type="image/png"/>
  <manifest:file-entry manifest:full-path="Pictures/10000000000000410000003292A8806CBAFBB78D.png" manifest:media-type="image/png"/>
  <manifest:file-entry manifest:full-path="Pictures/100000000000045A000000572A2987D7635BC768.png" manifest:media-type="image/png"/>
  <manifest:file-entry manifest:full-path="Pictures/100000000000028E000001DEA80E17252D13A8EC.png" manifest:media-type="image/png"/>
  <manifest:file-entry manifest:full-path="Pictures/10000000000003B0000002C1F9C262B2053F4BD9.png" manifest:media-type="image/png"/>
  <manifest:file-entry manifest:full-path="Pictures/10000000000003C9000002715533FA34449AE7C2.png" manifest:media-type="image/png"/>
  <manifest:file-entry manifest:full-path="Pictures/10000000000004B6000003AFC8065D2B9D8C6C12.png" manifest:media-type="image/png"/>
  <manifest:file-entry manifest:full-path="Pictures/1000020100000170000001B1D6D69333349B206B.png" manifest:media-type="image/png"/>
  <manifest:file-entry manifest:full-path="Pictures/10000000000003F600000266224C48A71E8CC0C2.png" manifest:media-type="image/png"/>
  <manifest:file-entry manifest:full-path="Pictures/100000000000014F00000258205BD891B9E2A57B.png" manifest:media-type="image/png"/>
  <manifest:file-entry manifest:full-path="Pictures/10000201000003C10000023574E48DBAD03FFA3C.png" manifest:media-type="image/png"/>
  <manifest:file-entry manifest:full-path="Pictures/1000020100000101000000DC9D6CB33AE348031E.png" manifest:media-type="image/png"/>
  <manifest:file-entry manifest:full-path="Pictures/10000201000001DC000000844A494CD0B7BECC0F.png" manifest:media-type="image/png"/>
  <manifest:file-entry manifest:full-path="Pictures/10000201000001400000017425F2FA073213B5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1.192cm"/>
    </style:style>
    <style:style style:name="Tableau1.B" style:family="table-column">
      <style:table-column-properties style:column-width="3.598cm"/>
    </style:style>
    <style:style style:name="Tableau1.C" style:family="table-column">
      <style:table-column-properties style:column-width="2.22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P2"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style>
    <style:style style:name="P3"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16.999cm" style:type="right"/>
        </style:tab-stops>
      </style:paragraph-properties>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5"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6"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100%" fo:text-align="center"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9" style:family="paragraph" style:parent-style-name="Standard">
      <style:paragraph-properties fo:margin-left="0cm" fo:margin-right="0cm" fo:margin-top="0cm" fo:margin-bottom="0.212cm" loext:contextual-spacing="false" fo:line-height="100%" fo:keep-together="auto" fo:orphans="0" fo:widows="0" fo:text-indent="0cm" style:auto-text-indent="false" fo:padding="0cm" fo:border="none" fo:keep-with-next="auto"/>
      <style:text-properties style:font-name="Arial1" style:font-name-asian="Arial3" style:font-name-complex="Arial3"/>
    </style:style>
    <style:style style:name="P10"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ext-properties fo:font-variant="normal" fo:text-transform="none" fo:color="#000000" style:text-line-through-style="none" style:text-line-through-type="none" style:text-position="0% 100%" style:font-name="Arial1" fo:font-size="16pt" fo:font-style="normal" style:text-underline-style="none" fo:font-weight="bold" style:font-name-asian="Arial3" style:font-size-asian="16pt" style:font-style-asian="normal" style:font-weight-asian="bold" style:font-name-complex="Arial3" style:font-size-complex="16pt"/>
    </style:style>
    <style:style style:name="P11" style:family="paragraph" style:parent-style-name="Standard">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c5f85" officeooo:paragraph-rsid="001c5f85"/>
    </style:style>
    <style:style style:name="P12" style:family="paragraph" style:parent-style-name="Standard">
      <style:paragraph-properties fo:margin-left="1.27cm" fo:margin-right="0cm" fo:margin-top="0cm" fo:margin-bottom="0cm" loext:contextual-spacing="false" fo:text-indent="0cm" style:auto-text-indent="false"/>
    </style:style>
    <style:style style:name="P13" style:family="paragraph" style:parent-style-name="Standard">
      <style:paragraph-properties fo:margin-left="1.27cm" fo:margin-right="0cm" fo:margin-top="0cm" fo:margin-bottom="0cm" loext:contextual-spacing="false" fo:text-indent="0cm" style:auto-text-indent="false"/>
      <style:text-properties style:font-name="Arial1" style:font-name-asian="Arial3" style:font-name-complex="Arial3"/>
    </style:style>
    <style:style style:name="P14"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15"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style>
    <style:style style:name="P16"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17"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18"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style:font-name-asian="Arial3" style:font-name-complex="Arial3"/>
    </style:style>
    <style:style style:name="P19" style:family="paragraph" style:parent-style-name="Standard">
      <style:paragraph-properties fo:margin-top="0cm" fo:margin-bottom="0cm" loext:contextual-spacing="false"/>
    </style:style>
    <style:style style:name="P20" style:family="paragraph" style:parent-style-name="Standard">
      <style:paragraph-properties fo:margin-top="0cm" fo:margin-bottom="0cm" loext:contextual-spacing="false">
        <style:tab-stops>
          <style:tab-stop style:position="0cm"/>
        </style:tab-stops>
      </style:paragraph-properties>
    </style:style>
    <style:style style:name="P21" style:family="paragraph" style:parent-style-name="Standard">
      <style:paragraph-properties fo:margin-top="0cm" fo:margin-bottom="0cm" loext:contextual-spacing="false"/>
      <style:text-properties style:font-name="Arial1" style:font-name-asian="Arial3" style:font-name-complex="Arial3"/>
    </style:style>
    <style:style style:name="P22" style:family="paragraph" style:parent-style-name="Standard">
      <style:paragraph-properties fo:margin-top="0cm" fo:margin-bottom="0cm" loext:contextual-spacing="false">
        <style:tab-stops>
          <style:tab-stop style:position="10.742cm"/>
        </style:tab-stops>
      </style:paragraph-properties>
      <style:text-properties style:font-name="Arial1" style:font-name-asian="Arial3" style:font-name-complex="Arial3"/>
    </style:style>
    <style:style style:name="P23" style:family="paragraph" style:parent-style-name="Standard">
      <style:paragraph-properties fo:margin-top="0cm" fo:margin-bottom="0cm" loext:contextual-spacing="false">
        <style:tab-stops>
          <style:tab-stop style:position="0cm"/>
        </style:tab-stops>
      </style:paragraph-properties>
      <style:text-properties style:font-name="Arial1" style:font-name-asian="Arial3" style:font-name-complex="Arial3"/>
    </style:style>
    <style:style style:name="P24" style:family="paragraph" style:parent-style-name="Standard">
      <style:paragraph-properties fo:margin-top="0cm" fo:margin-bottom="0cm" loext:contextual-spacing="false">
        <style:tab-stops>
          <style:tab-stop style:position="10.742cm"/>
        </style:tab-stops>
      </style:paragraph-properties>
    </style:style>
    <style:style style:name="P25" style:family="paragraph" style:parent-style-name="Standard">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26" style:family="paragraph" style:parent-style-name="Standard">
      <style:paragraph-properties fo:margin-top="0cm" fo:margin-bottom="0cm" loext:contextual-spacing="false" fo:text-align="justify" style:justify-single-word="false" fo:padding="0cm" fo:border="none"/>
      <style:text-properties style:font-name="Arial" officeooo:rsid="0029315e" officeooo:paragraph-rsid="0029315e"/>
    </style:style>
    <style:style style:name="P27" style:family="paragraph" style:parent-style-name="Standard">
      <style:paragraph-properties fo:margin-left="2.54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28" style:family="paragraph" style:parent-style-name="Standard">
      <style:paragraph-properties fo:margin-top="0.106cm" fo:margin-bottom="0cm" loext:contextual-spacing="false" fo:line-height="100%"/>
    </style:style>
    <style:style style:name="P29" style:family="paragraph" style:parent-style-name="Standard">
      <style:paragraph-properties fo:margin-top="0.106cm" fo:margin-bottom="0cm" loext:contextual-spacing="false" fo:line-height="100%"/>
      <style:text-properties fo:color="#24292e" style:font-name="Arial1" style:font-name-asian="Arial3" style:font-name-complex="Arial3"/>
    </style:style>
    <style:style style:name="P30" style:family="paragraph" style:parent-style-name="Heading_20_1">
      <style:paragraph-properties fo:margin-top="0.423cm" fo:margin-bottom="0.212cm" loext:contextual-spacing="false">
        <style:tab-stops>
          <style:tab-stop style:position="0cm"/>
        </style:tab-stops>
      </style:paragraph-properties>
    </style:style>
    <style:style style:name="P31" style:family="paragraph" style:parent-style-name="Heading_20_1">
      <style:paragraph-properties fo:margin-top="0.423cm" fo:margin-bottom="0.212cm" loext:contextual-spacing="false"/>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32" style:family="paragraph" style:parent-style-name="Standard">
      <style:paragraph-properties fo:margin-top="0.423cm" fo:margin-bottom="0.212cm" loext:contextual-spacing="false">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33" style:family="paragraph" style:parent-style-name="Standard">
      <style:paragraph-properties fo:margin-top="0cm" fo:margin-bottom="0.212cm" loext:contextual-spacing="false" fo:line-height="100%"/>
      <style:text-properties style:font-name="Arial1" style:font-name-asian="Arial3" style:font-name-complex="Arial3"/>
    </style:style>
    <style:style style:name="P34" style:family="paragraph" style:parent-style-name="Standard">
      <style:paragraph-properties fo:margin-top="0cm" fo:margin-bottom="0.212cm" loext:contextual-spacing="false" fo:line-height="100%" fo:text-align="start" style:justify-single-word="false" fo:orphans="0" fo:widows="0" fo:padding="0cm" fo:border="none">
        <style:tab-stops>
          <style:tab-stop style:position="0cm"/>
        </style:tab-stops>
      </style:paragraph-properties>
      <style:text-properties style:font-name="Arial" officeooo:rsid="00186f55" officeooo:paragraph-rsid="001bbc3e"/>
    </style:style>
    <style:style style:name="P35" style:family="paragraph" style:parent-style-name="Standard">
      <style:paragraph-properties fo:margin-top="0.106cm" fo:margin-bottom="0.212cm" loext:contextual-spacing="false" fo:line-height="100%"/>
      <style:text-properties fo:color="#24292e" style:font-name="Arial1" style:font-name-asian="Arial3" style:font-name-complex="Arial3"/>
    </style:style>
    <style:style style:name="P36" style:family="paragraph" style:parent-style-name="Table_20_Contents">
      <style:text-properties style:font-name="Arial" fo:font-size="10pt" officeooo:rsid="001ca08d" officeooo:paragraph-rsid="001ca08d" style:font-size-asian="10pt" style:font-size-complex="10pt"/>
    </style:style>
    <style:style style:name="P37" style:family="paragraph" style:parent-style-name="Table_20_Contents">
      <style:text-properties style:font-name="Arial" fo:font-size="10pt" officeooo:rsid="001ca08d" officeooo:paragraph-rsid="001fe449" style:font-size-asian="10pt" style:font-size-complex="10pt"/>
    </style:style>
    <style:style style:name="P38" style:family="paragraph" style:parent-style-name="Table_20_Contents">
      <style:text-properties style:font-name="Arial" fo:font-size="10pt" officeooo:rsid="001fe449" officeooo:paragraph-rsid="001fe449" style:font-size-asian="10pt" style:font-size-complex="10pt"/>
    </style:style>
    <style:style style:name="P39" style:family="paragraph" style:parent-style-name="Table_20_Contents">
      <style:text-properties style:font-name="Arial" fo:font-size="10pt" officeooo:paragraph-rsid="001fe449" style:font-size-asian="10pt" style:font-size-complex="10pt"/>
    </style:style>
    <style:style style:name="P40" style:family="paragraph" style:parent-style-name="Table_20_Contents">
      <style:text-properties style:font-name="Arial" fo:font-size="10pt" officeooo:rsid="0020a09b" officeooo:paragraph-rsid="0020a09b" style:font-size-asian="10pt" style:font-size-complex="10pt"/>
    </style:style>
    <style:style style:name="P41" style:family="paragraph" style:parent-style-name="Table_20_Contents">
      <style:text-properties style:font-name="Arial" fo:font-size="10pt" officeooo:rsid="0020a09b" officeooo:paragraph-rsid="00258917" style:font-size-asian="10pt" style:font-size-complex="10pt"/>
    </style:style>
    <style:style style:name="P42" style:family="paragraph" style:parent-style-name="Table_20_Contents">
      <style:text-properties style:font-name="Arial" fo:font-size="10pt" officeooo:rsid="00258917" officeooo:paragraph-rsid="00258917" style:font-size-asian="10pt" style:font-size-complex="10pt"/>
    </style:style>
    <style:style style:name="P43" style:family="paragraph" style:parent-style-name="Table_20_Contents">
      <style:text-properties style:font-name="Arial" fo:font-size="10pt" officeooo:rsid="00261382" officeooo:paragraph-rsid="00261382" style:font-size-asian="10pt" style:font-size-complex="10pt"/>
    </style:style>
    <style:style style:name="P44" style:family="paragraph" style:parent-style-name="Table_20_Contents">
      <style:text-properties style:font-name="Arial" fo:font-size="10pt" fo:font-weight="bold" officeooo:rsid="001ca08d" officeooo:paragraph-rsid="001ca08d" style:font-size-asian="10pt" style:font-weight-asian="bold" style:font-size-complex="10pt" style:font-weight-complex="bold"/>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Standard">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48" style:family="paragraph" style:parent-style-name="Standard" style:list-style-name="WWNum19">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49"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0"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1" style:family="paragraph" style:parent-style-name="Standard" style:list-style-name="WWNum26">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2" style:family="paragraph" style:parent-style-name="Standard" style:list-style-name="WWNum14">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3" style:family="paragraph" style:parent-style-name="Standard" style:list-style-name="WWNum9">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4" style:family="paragraph" style:parent-style-name="Standard" style:list-style-name="WWNum18">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5" style:family="paragraph" style:parent-style-name="Standard" style:list-style-name="WWNum12">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6" style:family="paragraph" style:parent-style-name="Standard" style:list-style-name="WWNum25">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7" style:family="paragraph" style:parent-style-name="Standard" style:list-style-name="WWNum20">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8"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59"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0" style:family="paragraph" style:parent-style-name="Standard" style:list-style-name="WWNum4">
      <style:paragraph-properties fo:margin-left="1.27cm" fo:margin-right="0cm" fo:margin-top="0cm" fo:margin-bottom="0cm" loext:contextual-spacing="true" fo:text-indent="-0.635cm" style:auto-text-indent="false">
        <style:tab-stops>
          <style:tab-stop style:position="10.742cm"/>
        </style:tab-stops>
      </style:paragraph-properties>
    </style:style>
    <style:style style:name="P61" style:family="paragraph" style:parent-style-name="Standard" style:list-style-name="WWNum15">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2" style:family="paragraph" style:parent-style-name="Standard" style:list-style-name="WWNum8">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3" style:family="paragraph" style:parent-style-name="Standard" style:list-style-name="WWNum2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4" style:family="paragraph" style:parent-style-name="Standard" style:list-style-name="WWNum6">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5"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6" style:family="paragraph" style:parent-style-name="Standard" style:list-style-name="WWNum1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7" style:family="paragraph" style:parent-style-name="Standard" style:list-style-name="WWNum10">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8" style:family="paragraph" style:parent-style-name="Standard" style:list-style-name="WWNum1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9" style:family="paragraph" style:parent-style-name="Standard" style:list-style-name="WWNum7">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0" style:family="paragraph" style:parent-style-name="Standard" style:list-style-name="WWNum28">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71" style:family="paragraph" style:parent-style-name="Standard" style:list-style-name="WWNum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2"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3" style:family="paragraph" style:parent-style-name="Standard" style:list-style-name="WWNum2">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74" style:family="paragraph" style:parent-style-name="Standard" style:list-style-name="WWNum28">
      <style:paragraph-properties fo:margin-left="1.27cm" fo:margin-right="0cm" fo:margin-top="0cm" fo:margin-bottom="0.212cm" loext:contextual-spacing="true" fo:line-height="100%" fo:text-indent="-0.635cm" style:auto-text-indent="false"/>
      <style:text-properties style:font-name="Arial1" style:font-name-asian="Arial3" style:font-name-complex="Arial3"/>
    </style:style>
    <style:style style:name="P75" style:family="paragraph" style:parent-style-name="Standard">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76"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77"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78" style:family="paragraph" style:parent-style-name="Standard" style:list-style-name="WWNum21">
      <style:paragraph-properties fo:margin-left="1.27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79" style:family="paragraph" style:parent-style-name="Standard" style:list-style-name="WWNum19">
      <style:paragraph-properties fo:margin-left="2.54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80" style:family="paragraph" style:parent-style-name="Standard" style:list-style-name="WWNum26">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1" style:family="paragraph" style:parent-style-name="Standard" style:list-style-name="WWNum14">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2" style:family="paragraph" style:parent-style-name="Standard" style:list-style-name="WWNum9">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83" style:family="paragraph" style:parent-style-name="Standard" style:list-style-name="WWNum25">
      <style:paragraph-properties fo:margin-left="2.54cm" fo:margin-right="0cm" fo:margin-top="0cm" fo:margin-bottom="0cm" loext:contextual-spacing="true" fo:text-indent="-0.635cm" style:auto-text-indent="false">
        <style:tab-stops>
          <style:tab-stop style:position="10.742cm"/>
        </style:tab-stops>
      </style:paragraph-properties>
    </style:style>
    <style:style style:name="P84"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5" style:family="paragraph" style:parent-style-name="Standard" style:list-style-name="WWNum6">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6" style:family="paragraph" style:parent-style-name="Standard" style:list-style-name="WWNum24">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7" style:family="paragraph" style:parent-style-name="Standard" style:list-style-name="WWNum13">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8" style:family="paragraph" style:parent-style-name="Standard" style:list-style-name="WWNum2">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9" style:family="paragraph" style:parent-style-name="Standard" style:list-style-name="WWNum7">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0" style:family="paragraph" style:parent-style-name="Standard" style:list-style-name="WWNum16">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91"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92" style:family="paragraph" style:parent-style-name="Standard" style:list-style-name="WWNum7">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93" style:family="paragraph" style:parent-style-name="Standard" style:list-style-name="WWNum28">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94" style:family="paragraph" style:parent-style-name="Standard" style:list-style-name="WWNum21">
      <style:paragraph-properties fo:margin-left="2.54cm" fo:margin-right="0cm" fo:margin-top="0.212cm" fo:margin-bottom="0cm" loext:contextual-spacing="true" fo:line-height="100%" fo:text-indent="-0.635cm" style:auto-text-indent="false"/>
      <style:text-properties fo:color="#000000" style:font-name="Arial1" style:font-name-asian="Arial3" style:font-name-complex="Arial3"/>
    </style:style>
    <style:style style:name="P95"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000000" style:font-name="Arial1" style:font-name-asian="Arial3" style:font-name-complex="Arial3"/>
    </style:style>
    <style:style style:name="P96"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97"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fo:font-weight="bold" style:font-name-asian="Arial3" style:font-weight-asian="bold" style:font-name-complex="Arial3"/>
    </style:style>
    <style:style style:name="P98" style:family="paragraph" style:parent-style-name="Standard" style:list-style-name="WWNum22">
      <style:paragraph-properties fo:margin-left="2.54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99" style:family="paragraph" style:parent-style-name="Standard" style:list-style-name="WWNum21">
      <style:paragraph-properties fo:margin-top="0cm" fo:margin-bottom="0.212cm" loext:contextual-spacing="true" fo:line-height="100%" fo:text-align="start" style:justify-single-word="false" fo:keep-together="auto" fo:orphans="0" fo:widows="0" fo:padding="0cm" fo:border="none" fo:keep-with-next="auto"/>
      <style:text-properties fo:color="#000000" style:font-name="Arial1" officeooo:paragraph-rsid="00258917" style:font-name-asian="Arial3" style:font-name-complex="Arial3"/>
    </style:style>
    <style:style style:name="P100"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7e31c" style:font-name-asian="Arial3" style:font-name-complex="Arial3"/>
    </style:style>
    <style:style style:name="P101"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aec22" style:font-name-asian="Arial3" style:font-name-complex="Arial3"/>
    </style:style>
    <style:style style:name="P102"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7e31c" officeooo:paragraph-rsid="0027e31c" style:font-name-asian="Arial3" style:font-name-complex="Arial3"/>
    </style:style>
    <style:style style:name="P103"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58917" officeooo:paragraph-rsid="00258917" style:font-name-asian="Arial3" style:font-name-complex="Arial3"/>
    </style:style>
    <style:style style:name="P104"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aec22" officeooo:paragraph-rsid="002aec22" style:font-name-asian="Arial3" style:font-name-complex="Arial3"/>
    </style:style>
    <style:style style:name="P105"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fo:font-size="12pt" fo:font-style="normal" fo:font-weight="normal" officeooo:rsid="00194fc7" officeooo:paragraph-rsid="00194fc7" style:font-size-asian="12pt" style:font-style-asian="normal" style:font-weight-asian="normal" style:font-size-complex="12pt" style:font-style-complex="normal" style:font-weight-complex="normal"/>
    </style:style>
    <style:style style:name="P106" style:family="paragraph" style:parent-style-name="Standard" style:list-style-name="L1">
      <style:paragraph-properties fo:margin-top="0cm" fo:margin-bottom="0.21cm" loext:contextual-spacing="false" style:writing-mode="page">
        <style:tab-stops>
          <style:tab-stop style:position="0cm"/>
        </style:tab-stops>
      </style:paragraph-properties>
      <style:text-properties style:font-name="Arial" fo:font-size="12pt" fo:font-style="normal" fo:font-weight="normal" officeooo:rsid="001ae229" officeooo:paragraph-rsid="001ae229" style:font-size-asian="12pt" style:font-style-asian="normal" style:font-weight-asian="normal" style:font-size-complex="12pt" style:font-style-complex="normal" style:font-weight-complex="normal"/>
    </style:style>
    <style:style style:name="P107" style:family="paragraph" style:parent-style-name="Standard" style:list-style-name="L2">
      <style:paragraph-properties fo:margin-top="0cm" fo:margin-bottom="0.212cm" loext:contextual-spacing="false" fo:line-height="100%" fo:text-align="start" style:justify-single-word="false" fo:keep-together="auto" fo:orphans="0" fo:widows="0" fo:padding="0cm" fo:border="none" fo:keep-with-next="auto">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108" style:family="paragraph" style:parent-style-name="Standard" style:list-style-name="WWNum6">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09" style:family="paragraph" style:parent-style-name="Standard" style:list-style-name="WWNum2">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10" style:family="paragraph" style:parent-style-name="Standard" style:list-style-name="WWNum7">
      <style:paragraph-properties fo:margin-left="3.81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11" style:family="paragraph" style:parent-style-name="Standard" style:list-style-name="WWNum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12" style:family="paragraph" style:parent-style-name="Standard" style:list-style-name="WWNum1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13" style:family="paragraph" style:parent-style-name="Standard" style:list-style-name="WWNum28">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14" style:family="paragraph" style:parent-style-name="Standard" style:list-style-name="WWNum21">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15" style:family="paragraph" style:parent-style-name="Standard" style:list-style-name="WWNum22">
      <style:paragraph-properties fo:margin-left="3.81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16" style:family="paragraph" style:parent-style-name="Standard" style:list-style-name="WWNum7">
      <style:paragraph-properties fo:margin-left="5.08cm" fo:margin-right="0cm" fo:margin-top="0cm" fo:margin-bottom="0.212cm" loext:contextual-spacing="true" fo:line-height="100%" fo:keep-together="auto" fo:orphans="0" fo:widows="0" fo:text-indent="-0.635cm" style:auto-text-indent="false" fo:padding="0cm" fo:border="none" fo:keep-with-next="auto"/>
    </style:style>
    <style:style style:name="P117" style:family="paragraph" style:parent-style-name="Standard" style:list-style-name="L3">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118" style:family="paragraph" style:parent-style-name="Standard" style:list-style-name="L3">
      <style:paragraph-properties fo:margin-top="0cm" fo:margin-bottom="0cm" loext:contextual-spacing="false" fo:text-align="justify" style:justify-single-word="false" fo:padding="0cm" fo:border="none"/>
      <style:text-properties fo:color="#24292e" style:font-name="Arial" officeooo:rsid="0029315e" officeooo:paragraph-rsid="0029ca63" style:font-name-asian="Arial3" style:font-name-complex="Arial3"/>
    </style:style>
    <style:style style:name="P119"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20"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text-properties officeooo:rsid="001c5f85" officeooo:paragraph-rsid="001c5f85"/>
    </style:style>
    <style:style style:name="P121" style:family="paragraph" style:parent-style-name="Heading_20_1"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style>
    <style:style style:name="P122" style:family="paragraph" style:parent-style-name="Heading_20_2" style:list-style-name="WWNum5">
      <style:paragraph-properties>
        <style:tab-stops>
          <style:tab-stop style:position="0cm"/>
        </style:tab-stops>
      </style:paragraph-properties>
      <style:text-properties fo:font-size="14pt" fo:font-style="italic" style:font-size-asian="14pt" style:font-style-asian="italic" style:font-size-complex="14pt"/>
    </style:style>
    <style:style style:name="P123" style:family="paragraph" style:parent-style-name="Heading_20_2" style:list-style-name="WWNum5">
      <style:paragraph-properties>
        <style:tab-stops>
          <style:tab-stop style:position="0cm"/>
        </style:tab-stops>
      </style:paragraph-properties>
      <style:text-properties fo:font-size="16pt" style:font-size-asian="16pt" style:font-size-complex="16pt"/>
    </style:style>
    <style:style style:name="P124" style:family="paragraph" style:parent-style-name="Heading_20_2" style:list-style-name="WWNum5">
      <style:paragraph-properties>
        <style:tab-stops>
          <style:tab-stop style:position="0cm"/>
        </style:tab-stops>
      </style:paragraph-properties>
    </style:style>
    <style:style style:name="P125" style:family="paragraph" style:parent-style-name="Heading_20_2" style:list-style-name="WWNum5">
      <style:paragraph-properties fo:margin-top="0.423cm" fo:margin-bottom="0.212cm" loext:contextual-spacing="false">
        <style:tab-stops>
          <style:tab-stop style:position="0cm"/>
        </style:tab-stops>
      </style:paragraph-properties>
    </style:style>
    <style:style style:name="P126"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style>
    <style:style style:name="P127"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86f55" officeooo:paragraph-rsid="00194fc7"/>
    </style:style>
    <style:style style:name="P128" style:family="paragraph" style:parent-style-name="Heading_20_2"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29" style:family="paragraph" style:parent-style-name="Heading_20_2"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text-properties fo:font-size="14pt" fo:font-style="italic" style:font-size-asian="14pt" style:font-style-asian="italic" style:font-size-complex="14pt"/>
    </style:style>
    <style:style style:name="P130" style:family="paragraph" style:parent-style-name="Title" style:master-page-name="Standard">
      <style:paragraph-properties fo:margin-top="0.423cm" fo:margin-bottom="0.212cm" loext:contextual-spacing="false" fo:line-height="100%" style:page-number="1" fo:keep-with-next="always"/>
    </style:style>
    <style:style style:name="T1" style:family="text">
      <style:text-properties fo:color="#808080" style:font-name="Arial" fo:font-size="10pt" fo:font-style="italic" style:font-size-asian="10pt" style:font-style-asian="italic" style:font-size-complex="10pt" style:font-style-complex="italic"/>
    </style:style>
    <style:style style:name="T2" style:family="text">
      <style:text-properties fo:color="#808080" style:font-name="Arial" fo:font-size="10pt" fo:font-style="italic" officeooo:rsid="001ca08d" style:font-size-asian="10pt" style:font-style-asian="italic" style:font-size-complex="10pt" style:font-style-complex="italic"/>
    </style:style>
    <style:style style:name="T3"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T4" style:family="text">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T5" style:family="text">
      <style:text-properties fo:font-variant="normal" fo:text-transform="none" fo:color="#000000" style:text-line-through-style="none" style:text-line-through-type="none" style:text-position="0% 100%" style:font-name="Arial1" fo:font-size="12pt" fo:font-style="normal" style:text-underline-style="none" fo:font-weight="bold" style:font-name-asian="Arial3" style:font-size-asian="12pt" style:font-style-asian="normal" style:font-weight-asian="bold" style:font-name-complex="Arial3" style:font-size-complex="12pt"/>
    </style:style>
    <style:style style:name="T6" style:family="text">
      <style:text-properties fo:font-variant="normal" fo:text-transform="none" fo:color="#000000" style:text-line-through-style="none" style:text-line-through-type="none" style:text-position="0% 100%" style:font-name="Arial1" style:text-underline-style="none" officeooo:rsid="001bbc3e" style:font-name-asian="Arial3" style:font-name-complex="Arial3"/>
    </style:style>
    <style:style style:name="T7" style:family="text">
      <style:text-properties fo:font-variant="normal" fo:text-transform="none" fo:color="#000000" style:text-line-through-style="none" style:text-line-through-type="none" style:text-position="0% 100%" style:font-name="Arial" style:text-underline-style="none" style:font-name-asian="Arial3" style:font-name-complex="Arial3"/>
    </style:style>
    <style:style style:name="T8" style:family="text">
      <style:text-properties fo:font-variant="normal" fo:text-transform="none" fo:color="#000000" style:text-line-through-style="none" style:text-line-through-type="none" style:text-position="0% 100%" style:font-name="Arial" style:text-underline-style="none" officeooo:rsid="001bbc3e" style:font-name-asian="Arial3" style:font-name-complex="Arial3"/>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80" style:text-line-through-style="none" style:text-line-through-type="none" style:text-position="0% 100%" style:font-name="Arial1" fo:font-size="12pt" fo:font-style="normal" style:text-underline-style="solid" style:text-underline-width="auto" style:text-underline-color="font-color" style:font-name-asian="Arial3" style:font-size-asian="12pt" style:font-style-asian="normal" style:font-name-complex="Arial3" style:font-size-complex="12pt"/>
    </style:style>
    <style:style style:name="T11" style:family="text">
      <style:text-properties officeooo:rsid="001ca08d"/>
    </style:style>
    <style:style style:name="T12" style:family="text">
      <style:text-properties style:font-name="Arial1" fo:font-weight="bold" style:font-name-asian="Arial3" style:font-weight-asian="bold" style:font-name-complex="Arial3"/>
    </style:style>
    <style:style style:name="T13" style:family="text">
      <style:text-properties style:font-name="Arial1" style:font-name-asian="Arial3" style:font-name-complex="Arial3"/>
    </style:style>
    <style:style style:name="T14" style:family="text">
      <style:text-properties style:font-name="Arial1" fo:font-style="italic" style:font-name-asian="Arial3" style:font-style-asian="italic" style:font-name-complex="Arial3"/>
    </style:style>
    <style:style style:name="T15" style:family="text">
      <style:text-properties fo:color="#24292e" style:font-name="Arial1" style:font-name-asian="Arial3" style:font-name-complex="Arial3"/>
    </style:style>
    <style:style style:name="T16" style:family="text">
      <style:text-properties fo:color="#1155cc" style:font-name="Arial1" style:text-underline-style="solid" style:text-underline-width="auto" style:text-underline-color="font-color" style:font-name-asian="Arial3" style:font-name-complex="Arial3"/>
    </style:style>
    <style:style style:name="T17" style:family="text">
      <style:text-properties fo:color="#ff0000" style:font-name="Arial1" fo:font-weight="bold" style:font-name-asian="Arial3" style:font-weight-asian="bold" style:font-name-complex="Arial3"/>
    </style:style>
    <style:style style:name="T18" style:family="text">
      <style:text-properties fo:color="#0000ff" style:font-name="Arial1" style:font-name-asian="Arial3" style:font-name-complex="Arial3"/>
    </style:style>
    <style:style style:name="T19" style:family="text">
      <style:text-properties fo:color="#800000" style:font-name="Arial1" fo:font-weight="bold" style:font-name-asian="Arial3" style:font-weight-asian="bold" style:font-name-complex="Arial3"/>
    </style:style>
    <style:style style:name="T20" style:family="text">
      <style:text-properties style:font-name="Arial"/>
    </style:style>
    <style:style style:name="T21" style:family="text">
      <style:text-properties style:font-name="Arial" officeooo:rsid="00186f55"/>
    </style:style>
    <style:style style:name="T22" style:family="text">
      <style:text-properties style:font-name="Arial" officeooo:rsid="00194fc7"/>
    </style:style>
    <style:style style:name="T23" style:family="text">
      <style:text-properties style:font-name="Arial" officeooo:rsid="001ae229"/>
    </style:style>
    <style:style style:name="T24" style:family="text">
      <style:text-properties style:font-name="Arial" officeooo:rsid="001bbc3e"/>
    </style:style>
    <style:style style:name="T25" style:family="text">
      <style:text-properties officeooo:rsid="001fe449"/>
    </style:style>
    <style:style style:name="T26" style:family="text">
      <style:text-properties officeooo:rsid="0020a09b"/>
    </style:style>
    <style:style style:name="T27" style:family="text">
      <style:text-properties officeooo:rsid="00229b07"/>
    </style:style>
    <style:style style:name="T28" style:family="text">
      <style:text-properties officeooo:rsid="002462a2"/>
    </style:style>
    <style:style style:name="T29" style:family="text">
      <style:text-properties officeooo:rsid="00258917"/>
    </style:style>
    <style:style style:name="T30" style:family="text">
      <style:text-properties officeooo:rsid="0027e31c"/>
    </style:style>
    <style:style style:name="T31" style:family="text">
      <style:text-properties officeooo:rsid="0029ca63"/>
    </style:style>
    <style:style style:name="T32" style:family="text">
      <style:text-properties officeooo:rsid="002aec2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ListLabel_20_17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text:bookmark text:name="_4opjsbh3nzw"/>Mode opératoire d’installation pour VelObs</text:p>
      <text:p text:style-name="P10">Table des matière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45"><text:a xlink:type="simple" xlink:href="#__RefHeading___Toc1959_710509901" text:style-name="Index_20_Link" text:visited-style-name="Index_20_Link"><text:s/>1 Résumé<text:tab/>2</text:a></text:p>
          <text:p text:style-name="P45"><text:a xlink:type="simple" xlink:href="#__RefHeading___Toc1961_710509901" text:style-name="Index_20_Link" text:visited-style-name="Index_20_Link"><text:s/>2 Pré-Requis<text:tab/>2</text:a></text:p>
          <text:p text:style-name="P45"><text:a xlink:type="simple" xlink:href="#__RefHeading___Toc1963_710509901" text:style-name="Index_20_Link" text:visited-style-name="Index_20_Link"><text:s/>3 Installation<text:tab/>2</text:a></text:p>
          <text:p text:style-name="P46"><text:a xlink:type="simple" xlink:href="#__RefHeading___Toc1965_710509901" text:style-name="Index_20_Link" text:visited-style-name="Index_20_Link">a.Notion de territoires<text:tab/>3</text:a></text:p>
          <text:p text:style-name="P46"><text:a xlink:type="simple" xlink:href="#__RefHeading___Toc1967_710509901" text:style-name="Index_20_Link" text:visited-style-name="Index_20_Link">b.Notion de pôles<text:tab/>3</text:a></text:p>
          <text:p text:style-name="P46"><text:a xlink:type="simple" xlink:href="#__RefHeading___Toc2307_710509901" text:style-name="Index_20_Link" text:visited-style-name="Index_20_Link">c.Exemples d’implémentations de territoires / pôles en production<text:tab/>4</text:a></text:p>
          <text:p text:style-name="P46"><text:a xlink:type="simple" xlink:href="#__RefHeading___Toc1969_710509901" text:style-name="Index_20_Link" text:visited-style-name="Index_20_Link">d.Trouver les données géographiques<text:tab/>4</text:a></text:p>
          <text:p text:style-name="P46"><text:a xlink:type="simple" xlink:href="#__RefHeading___Toc1971_710509901" text:style-name="Index_20_Link" text:visited-style-name="Index_20_Link">e.Modèle de la base de données de velObs<text:tab/>5</text:a></text:p>
          <text:p text:style-name="P46"><text:a xlink:type="simple" xlink:href="#__RefHeading___Toc1973_710509901" text:style-name="Index_20_Link" text:visited-style-name="Index_20_Link">f.Récupérer les limites des communes<text:tab/>6</text:a></text:p>
          <text:p text:style-name="P46"><text:a xlink:type="simple" xlink:href="#__RefHeading___Toc1975_710509901" text:style-name="Index_20_Link" text:visited-style-name="Index_20_Link">g.Importer les limites des communes dans QGIS<text:tab/>6</text:a></text:p>
          <text:p text:style-name="P46"><text:a xlink:type="simple" xlink:href="#__RefHeading___Toc1977_710509901" text:style-name="Index_20_Link" text:visited-style-name="Index_20_Link">h.Sélection des communes d’intérêt<text:tab/>7</text:a></text:p>
          <text:p text:style-name="P46"><text:a xlink:type="simple" xlink:href="#__RefHeading___Toc1979_710509901" text:style-name="Index_20_Link" text:visited-style-name="Index_20_Link">i.Création des pôles<text:tab/>9</text:a></text:p>
          <text:p text:style-name="P46"><text:a xlink:type="simple" xlink:href="#__RefHeading___Toc1981_710509901" text:style-name="Index_20_Link" text:visited-style-name="Index_20_Link">j.Importer les données géographiques dans velObs<text:tab/>14</text:a></text:p>
          <text:p text:style-name="P46"><text:a xlink:type="simple" xlink:href="#__RefHeading___Toc1983_710509901" text:style-name="Index_20_Link" text:visited-style-name="Index_20_Link">k.Déterminer le centre de la carte par défaut<text:tab/>18</text:a></text:p>
          <text:p text:style-name="P46"><text:a xlink:type="simple" xlink:href="#__RefHeading___Toc1985_710509901" text:style-name="Index_20_Link" text:visited-style-name="Index_20_Link">l.Tester l’envoi de mail<text:tab/>19</text:a></text:p>
          <text:p text:style-name="P46"><text:a xlink:type="simple" xlink:href="#__RefHeading___Toc1987_710509901" text:style-name="Index_20_Link" text:visited-style-name="Index_20_Link">m.Créer des utilisateurs<text:tab/>19</text:a></text:p>
          <text:p text:style-name="P46"><text:a xlink:type="simple" xlink:href="#__RefHeading___Toc1989_710509901" text:style-name="Index_20_Link" text:visited-style-name="Index_20_Link">n.Gestion des priorités<text:tab/>21</text:a></text:p>
          <text:p text:style-name="P46"><text:a xlink:type="simple" xlink:href="#__RefHeading___Toc1991_710509901" text:style-name="Index_20_Link" text:visited-style-name="Index_20_Link">o.Gestion des statuts<text:tab/>21</text:a></text:p>
          <text:p text:style-name="P46"><text:a xlink:type="simple" xlink:href="#__RefHeading___Toc1993_710509901" text:style-name="Index_20_Link" text:visited-style-name="Index_20_Link">p.Gestion des catégories et des sous-catégories<text:tab/>22</text:a></text:p>
          <text:p text:style-name="P46"><text:a xlink:type="simple" xlink:href="#__RefHeading___Toc1995_710509901" text:style-name="Index_20_Link" text:visited-style-name="Index_20_Link">q.Gestion des icônes<text:tab/>23</text:a></text:p>
        </text:index-body>
      </text:table-of-content>
      <text:p text:style-name="P4"/>
      <text:p text:style-name="P31"/>
      <text:list xml:id="list4072028242731147125" text:style-name="WWNum5">
        <text:list-item>
          <text:p text:style-name="P119"><text:bookmark-start text:name="__RefHeading___Toc1959_710509901"/><text:bookmark text:name="_gjdgxs"/>Résumé<text:bookmark-end text:name="__RefHeading___Toc1959_710509901"/></text:p>
        </text:list-item>
      </text:list>
      <text:p text:style-name="P6"><text:span text:style-name="T4">Ce document </text:span><text:span text:style-name="T13">décrit </text:span><text:span text:style-name="T4">la procédure d</text:span><text:span text:style-name="T13">’installation de VelObs.</text:span></text:p>
      <text:p text:style-name="P6"><text:span text:style-name="T13">L’étape critique correspond à la génération des contours géographiques utilisés par VelObs pour affecter des observations aux territoires. Ce document détaille pas à pas la façon de générer ces contours géographiques pour</text:span><text:span text:style-name="T4"> les communes et les pôles couverts par velObs</text:span><text:span text:style-name="T13">, en prenant exemple sur la communauté de communes Montpellier Méditerranée-Métropole.</text:span></text:p>
      <text:list xml:id="list193336554743009" text:continue-numbering="true" text:style-name="WWNum5">
        <text:list-item>
          <text:p text:style-name="P121"><text:bookmark-start text:name="__RefHeading___Toc1961_710509901"/><text:bookmark text:name="_sklx1o1aboid"/>Pré-Requis<text:bookmark-end text:name="__RefHeading___Toc1961_710509901"/></text:p>
        </text:list-item>
      </text:list>
      <text:p text:style-name="P14"/>
      <text:list xml:id="list7217712825843549293" text:style-name="WWNum19">
        <text:list-item>
          <text:p text:style-name="P48">Disposer d’un serveur web public avec </text:p>
          <text:list>
            <text:list-item>
              <text:p text:style-name="P79">PHP (versions testées = 5.4.16, 5.6 et 7.0.19)</text:p>
            </text:list-item>
            <text:list-item>
              <text:p text:style-name="P79">MySQL (versions testées = <text:s/>TBD) ou MariaDB ( versions testées = <text:s/>5.5.47, 10.1.26)</text:p>
            </text:list-item>
            <text:list-item>
              <text:p text:style-name="P79">phpMyAdmin installé sur le serveur web (optionnel)</text:p>
            </text:list-item>
            <text:list-item>
              <text:p text:style-name="P79">Accès à un <text:s/>serveur de mail</text:p>
            </text:list-item>
          </text:list>
        </text:list-item>
        <text:list-item>
          <text:p text:style-name="P48">QGIS (version testée et recommandée = 2.18.14 (français), utilisé pour le traitement des données géographiques, https://www.qgis.org/fr/site.<text:line-break/></text:p>
        </text:list-item>
      </text:list>
      <text:list xml:id="list193336607614496" text:continue-list="list193336554743009" text:style-name="WWNum5">
        <text:list-item>
          <text:p text:style-name="P121"><text:bookmark-start text:name="__RefHeading___Toc1963_710509901"/><text:bookmark text:name="_jzbjfa6eu3ci"/>Installation<text:bookmark-end text:name="__RefHeading___Toc1963_710509901"/></text:p>
        </text:list-item>
      </text:list>
      <text:p text:style-name="P8"/>
      <text:list xml:id="list3155815682811626401" text:style-name="WWNum15">
        <text:list-item>
          <text:p text:style-name="P61">Récupérer les dernières sources dans https://github.com/2p2r/velobs_web/releases</text:p>
        </text:list-item>
        <text:list-item>
          <text:p text:style-name="P61">Décompresser l'archive dans le répertoire voulu sur le serveur de production</text:p>
        </text:list-item>
        <text:list-item>
          <text:p text:style-name="P61">Copier le ficher lib/php/key.php.template vers lib/php/key.php</text:p>
        </text:list-item>
        <text:list-item>
          <text:p text:style-name="P61">Editer le fichier lib/php/key.php :</text:p>
          <text:list>
            <text:list-item>
              <text:p text:style-name="P84">définir la constante HOST : url du serveur MySQL</text:p>
            </text:list-item>
            <text:list-item>
              <text:p text:style-name="P84">définir la constante PORT : port du serveur MySQL</text:p>
            </text:list-item>
            <text:list-item>
              <text:p text:style-name="P84">définir la constante DB_USER : login du serveur MySQL</text:p>
            </text:list-item>
            <text:list-item>
              <text:p text:style-name="P84">définir la constante DB_PASS : password du serveur MySQL</text:p>
            </text:list-item>
            <text:list-item>
              <text:p text:style-name="P84">définir la constante DB_NAME : nom de la base de données VelObs</text:p>
            </text:list-item>
            <text:list-item>
              <text:p text:style-name="P84">définir la constante URL : url de l'application</text:p>
            </text:list-item>
            <text:list-item>
              <text:p text:style-name="P84">définir les constantes MAIL_* pour l'envoi des mails de VélObs</text:p>
            </text:list-item>
            <text:list-item>
              <text:p text:style-name="P84">définir les constantes VELOBS_* en fonction des institutions avec lesquelles vous travaillez</text:p>
            </text:list-item>
          </text:list>
        </text:list-item>
        <text:list-item>
          <text:p text:style-name="P61">Modifier les droits en écriture pour les fichiers/répertoires :</text:p>
          <text:list>
            <text:list-item>
              <text:p text:style-name="P84">resources/pictures</text:p>
            </text:list-item>
            <text:list-item>
              <text:p text:style-name="P84">resources/icon/marker</text:p>
            </text:list-item>
            <text:list-item>
              <text:p text:style-name="P84">resources/icon/marker/16x18</text:p>
            </text:list-item>
            <text:list-item>
              <text:p text:style-name="P84">resources/css/icon.css</text:p>
            </text:list-item>
            <text:list-item>
              <text:p text:style-name="P84">resources/csv</text:p>
            </text:list-item>
            <text:list-item>
              <text:p text:style-name="P84">Commande : chmod -R 770 resources/pictures resources/icon/marker resources/css/icon.css resources/csv</text:p>
            </text:list-item>
          </text:list>
        </text:list-item>
        <text:list-item>
          <text:p text:style-name="P61">Créer une base de données MySQL (ex. velobs) :</text:p>
          <text:list>
            <text:list-item>
              <text:p text:style-name="P84">interclassement : utf8<text:span text:style-name="T28">mb4</text:span>_<text:span text:style-name="T28">unicode</text:span>_ci</text:p>
            </text:list-item>
          </text:list>
        </text:list-item>
        <text:list-item>
          <text:p text:style-name="P61">Importer le script présent dans resources/sql/install.sql</text:p>
        </text:list-item>
        <text:list-item>
          <text:p text:style-name="P61"><text:soft-page-break/>Modifier le mot de passe du compte <text:s/>administrateur créé par défaut</text:p>
          <text:list>
            <text:list-item>
              <text:p text:style-name="P84">se connecter à l'interface d'administration de VelObs avec le compte “admin” (mot de passe : admin) : URL_VelObs/admin.php</text:p>
            </text:list-item>
            <text:list-item>
              <text:p text:style-name="P84">cliquer sur l'onglet Utilisateurs</text:p>
            </text:list-item>
          </text:list>
        </text:list-item>
      </text:list>
      <text:p text:style-name="P6"><draw:frame draw:style-name="fr1" draw:name="image45.png" text:anchor-type="as-char" svg:width="18.027cm" svg:height="1.459cm" draw:z-index="0"><draw:image xlink:href="Pictures/10000201000005480000006DD45AF582A68FA9AC.png" xlink:type="simple" xlink:show="embed" xlink:actuate="onLoad"/></draw:frame></text:p>
      <text:list xml:id="list193337716218706" text:continue-numbering="true" text:style-name="WWNum15">
        <text:list-item>
          <text:list>
            <text:list-item>
              <text:p text:style-name="P91"><text:span text:style-name="T13">modifier le mot de passe du compte admin en cliquant dans la cellule</text:span><text:span text:style-name="T15"> </text:span><text:span text:style-name="T13">correspondante (dès que la cellule perd le focus, le mot de passe se met à jour dans la base de données)</text:span></text:p>
            </text:list-item>
          </text:list>
        </text:list-item>
      </text:list>
      <text:list xml:id="list4375418172412227400" text:style-name="WWNum21">
        <text:list-item>
          <text:p text:style-name="P99">Copier le fichier lib/js/key.js.template vers lib/js/key.js</text:p>
        </text:list-item>
        <text:list-item>
          <text:p text:style-name="P101">Editer lib/js/key.js <text:span text:style-name="T32">si vous souhaitez personnaliser votre installation (le lib/js/key.js.template sera écrasé à chaque mise à jour, pas lib/js/key.js)</text:span>: </text:p>
          <text:list>
            <text:list-item>
              <text:p text:style-name="P102">Définir les cartes que vous voulez voir afficher sur l’interface publique. Par défaut, 2 cartes sont créées (cf mapnik et osmcyclemap), mais vous pouvez en créer d’autres. Il suffit ensuite d’ajouter une référence de ces cartes dans le tableau « mapLayersArray »</text:p>
            </text:list-item>
            <text:list-item>
              <text:p text:style-name="P100"><text:span text:style-name="T30">modifier la variable TF_key : spécifiez </text:span>votre clé d'API thunderforest <text:span text:style-name="T29">(clé permettant d’accéder aux tuiles de la carte par défaut servies par les serveur thunderforest) dans le cas où vous utiliseriez la carte openCycleMap</text:span></text:p>
            </text:list-item>
            <text:list-item>
              <text:p text:style-name="P103">ajout<text:span text:style-name="T30">er</text:span> les clés du fichier lib/js/translate_fr.js que vous voudriez modifier pour coller à votre association (e.g. : T_header_main : contenu du panneau supérieur de la page principale ou T_textHowToParticipate : contenu du pop up "comment participer") : cela permet de conserver vos modifications lors des mises à jours</text:p>
            </text:list-item>
            <text:list-item>
              <text:p text:style-name="P104">modifier éventuellement les variables ClusterStrategyNumberOfGroupedObservations et ClusterStrategyDistance qui vont influer sur le regroupement d’observations sur les cartes publiques et d’administration (1 seul point affiché regroupant au moins <text:s/>ClusterStrategyNumberOfGroupedObservations observation proches de moins de <text:s/>ClusterStrategyDistance pixels)</text:p>
            </text:list-item>
          </text:list>
        </text:list-item>
      </text:list>
      <text:p text:style-name="P75"/>
      <text:list xml:id="list193336653357905" text:continue-numbering="true" text:style-name="WWNum21">
        <text:list-item>
          <text:p text:style-name="P76">Eventuellement, remplacer les logos dans resources/images en respectant les dimensions</text:p>
        </text:list-item>
        <text:list-item>
          <text:p text:style-name="P76">Les étapes suivantes permettent d’adapter les tables mysql ci-dessous pour configurer les informations géographiques liées à votre instance de VelObs (nécessite quelques compétences en Système d'Information Géographique)</text:p>
          <text:list>
            <text:list-item>
              <text:p text:style-name="P94">commune: liste des communes caractérisées par leur code INSEE et leur contour géographique</text:p>
            </text:list-item>
            <text:list-item>
              <text:p text:style-name="P94">pole: liste des poles caractérisés par leur nom et leur contour géographique</text:p>
            </text:list-item>
            <text:list-item>
              <text:p text:style-name="P94">territoire: liste des territoires caracterisés par les codes INSEE des communes du territoire</text:p>
            </text:list-item>
            <text:list-item>
              <text:p text:style-name="P95">configmap: coordonnées GPS du centre de la carte</text:p>
            </text:list-item>
          </text:list>
        </text:list-item>
      </text:list>
      <text:p text:style-name="P8"/>
      <text:list xml:id="list193337864239646" text:continue-list="list193336607614496" text:style-name="WWNum5">
        <text:list-item>
          <text:list>
            <text:list-item>
              <text:p text:style-name="P125"><text:bookmark-start text:name="__RefHeading___Toc1965_710509901"/><text:bookmark text:name="_s1td23w956w2"/>Notion de territoires <text:bookmark-end text:name="__RefHeading___Toc1965_710509901"/></text:p>
            </text:list-item>
          </text:list>
        </text:list-item>
      </text:list>
      <text:p text:style-name="P23">Un territoire est un ensemble de communes regroupées dans une entité géographique reconnue (e.g communauté de communes ou communauté d’agglomération). Au sein de VelObs, un territoire est défini dans la table territoire par la concaténation des codes <text:soft-page-break/>INSEE des commune le constituant.</text:p>
      <text:list xml:id="list193336780557472" text:continue-numbering="true" text:style-name="WWNum5">
        <text:list-item>
          <text:list>
            <text:list-item>
              <text:p text:style-name="P126"><text:bookmark-start text:name="__RefHeading___Toc1967_710509901"/><text:bookmark text:name="_1fob9te"/>Notion de pôles<text:bookmark-end text:name="__RefHeading___Toc1967_710509901"/></text:p>
            </text:list-item>
          </text:list>
        </text:list-item>
      </text:list>
      <text:p text:style-name="P6"><text:span text:style-name="T4">Les pôles résultent d'un découpage d</text:span><text:span text:style-name="T13">u territoire</text:span><text:span text:style-name="T4">. Ce </text:span><text:span text:style-name="T13">d</text:span><text:span text:style-name="T4">écoupage peut </text:span><text:span text:style-name="T13">créer </text:span><text:span text:style-name="T4">les pôles selon des services de voirie, selon des quartiers, selon des communes</text:span><text:span text:style-name="T13"> en fonction de l’organisation de la collectivité.</text:span></text:p>
      <text:p text:style-name="P33">En effet, à chaque pôle sont associés des modérateurs en charge de vérifier, filtrer, modifier les observations remontées par le public, mais aussi des comptes “Pôles techniques” faisant partie de la collectivité en charge de traiter les observations sur le terrain.</text:p>
      <text:list xml:id="list193336661028897" text:continue-numbering="true" text:style-name="WWNum5">
        <text:list-item>
          <text:list>
            <text:list-item>
              <text:p text:style-name="P127"><text:bookmark-start text:name="__RefHeading___Toc2307_710509901"/>Exemples d’implémentations de territoires / pôles en production<text:bookmark-end text:name="__RefHeading___Toc2307_710509901"/></text:p>
            </text:list-item>
          </text:list>
        </text:list-item>
      </text:list>
      <text:p text:style-name="Standard"><text:bookmark-start text:name="__RefHeading___Toc2309_710509901"/><text:span text:style-name="T21">L’instance de </text:span><text:span text:style-name="T24">Deux Pieds 2 Roues Toulouse</text:span><text:span text:style-name="T22"> contient 3 territoires : </text:span><text:bookmark-end text:name="__RefHeading___Toc2309_710509901"/></text:p>
      <text:list xml:id="list2230838918144123925" text:style-name="L1">
        <text:list-item>
          <text:p text:style-name="P105"><text:span text:style-name="T20">Toulouse Métropole </text:span><text:span text:style-name="T23">constitué de 37 communes, regroupées au sein de 5 pôles</text:span></text:p>
        </text:list-item>
        <text:list-item>
          <text:p text:style-name="P106">SICOVAL constitué de 36 communes, regroupées au sein d’un unique pôle</text:p>
        </text:list-item>
        <text:list-item>
          <text:p text:style-name="P106">Muretain constitué de 16 communes, regroupées au sein d’un unique pôle</text:p>
        </text:list-item>
      </text:list>
      <text:p text:style-name="P32"><text:span text:style-name="T20">L’instance de </text:span><text:span text:style-name="T24">Vélocité Grand Montpellier contient 1 territoire</text:span></text:p>
      <text:list xml:id="list1242409995994844796" text:style-name="L2">
        <text:list-item>
          <text:p text:style-name="P107"><text:span text:style-name="T6">Montpellier Méditerranée Métropole </text:span><text:span text:style-name="T7">constitué de 3</text:span><text:span text:style-name="T8">1</text:span><text:span text:style-name="T7"> communes, regroupées au sein d’un unique pôle</text:span></text:p>
        </text:list-item>
      </text:list>
      <text:p text:style-name="P34"/>
      <text:list xml:id="list193336502229017" text:continue-list="list193336661028897" text:style-name="WWNum5">
        <text:list-item>
          <text:list>
            <text:list-item>
              <text:p text:style-name="P126"><text:bookmark-start text:name="__RefHeading___Toc1969_710509901"/><text:bookmark text:name="_3znysh7"/>Trouver les données géographiques<text:bookmark-end text:name="__RefHeading___Toc1969_710509901"/></text:p>
            </text:list-item>
          </text:list>
        </text:list-item>
      </text:list>
      <text:p text:style-name="P6"><text:span text:style-name="T4">Les contours des communes sont accessibles à partir du site: </text:span><text:a xlink:type="simple" xlink:href="https://www.data.gouv.fr/fr/datasets/decoupage-administratif-communal-francais-issu-d-openstreetmap/" text:style-name="Internet_20_link" text:visited-style-name="Visited_20_Internet_20_Link"><text:span text:style-name="T16">https://www.data.gouv.fr/fr/datasets/decoupage-administratif-communal-francais-issu-d-openstreetmap/</text:span></text:a><text:span text:style-name="T4"> au format shapefile (shp), en projection WGS84 .</text:span></text:p>
      <text:p text:style-name="P6"><text:span text:style-name="T4">Il existe aussi des sources locales. Pour Montpellier Méditerranée Métropole, le site: </text:span><text:a xlink:type="simple" xlink:href="http://www.data.montpellier3m.fr/" text:style-name="Internet_20_link" text:visited-style-name="Visited_20_Internet_20_Link"><text:span text:style-name="T10">http://www.data.montpellier3m.fr</text:span></text:a><text:span text:style-name="T4"> fournit les contours des quartiers de Montpellier et les contours des communes de la métropole. </text:span></text:p>
      <text:p text:style-name="P5">Pour l'exemple on utilisera les données issues d'OpenStreetMap.</text:p>
      <text:p text:style-name="P6"><text:span text:style-name="T13">Pour importer les données dans VelObs, il faut récupérer la liste des code INSEE des communes qui vous intéressent (e.g. pour la communauté de communes de Montpellier Méditerranée-Métropole - </text:span><text:a xlink:type="simple" xlink:href="https://fr.wikipedia.org/wiki/Montpellier_Méditerranée_Métropole" text:style-name="Internet_20_link" text:visited-style-name="Visited_20_Internet_20_Link"><text:span text:style-name="T16">https://fr.wikipedia.org/wiki/Montpellier_Méditerranée_Métropole</text:span></text:a><text:span text:style-name="T13">) : 34172,34022,34027,34057,34058,34077,34087,34088,34090,34095,34116,34120,34123,34129,34134,34164,34169,34179,34198,34202,34217,34227,34244,34249,34256,34680,34270,34295,34307,34327,34337.</text:span></text:p>
      <text:p text:style-name="P5"/>
      <text:list xml:id="list193337977771119" text:continue-numbering="true" text:style-name="WWNum5">
        <text:list-item>
          <text:list>
            <text:list-item>
              <text:p text:style-name="P128"><text:bookmark-start text:name="__RefHeading___Toc1971_710509901"/><text:bookmark text:name="_tyjcwt"/>Modèle de la base de données de velObs <text:bookmark-end text:name="__RefHeading___Toc1971_710509901"/></text:p>
            </text:list-item>
          </text:list>
        </text:list-item>
      </text:list>
      <text:p text:style-name="P5">L'image suivante représente le modèle de la base de données de velObs.</text:p>
      <text:p text:style-name="P5">Les tables colorées contiennent des données géographiques:</text:p>
      <text:list xml:id="list7763338487250657655" text:style-name="WWNum1">
        <text:list-item>
          <text:p text:style-name="P71"><text:span text:style-name="T5">configmap</text:span><text:span text:style-name="T4">: contient les coordonnées GPS du centre de la zone couverte par l'application</text:span></text:p>
        </text:list-item>
        <text:list-item>
          <text:p text:style-name="P71"><text:span text:style-name="T5">commune</text:span><text:span text:style-name="T4">: permet de détecter dans quelle commune est localisée une observation</text:span></text:p>
        </text:list-item>
        <text:list-item>
          <text:p text:style-name="P71"><text:span text:style-name="T5">pole</text:span><text:span text:style-name="T4">: permet de détecter dans quel pôle est localisée une observation</text:span></text:p>
        </text:list-item>
        <text:list-item>
          <text:p text:style-name="P71"><text:span text:style-name="T5">territoire</text:span><text:span text:style-name="T4">: permet de détecter dans quel territoire est localisée une observation</text:span></text:p>
        </text:list-item>
      </text:list>
      <text:p text:style-name="P6"><text:span text:style-name="T4">On remarquera que les tables </text:span><text:span text:style-name="T5">commune</text:span><text:span text:style-name="T4"> et </text:span><text:span text:style-name="T5">pole</text:span><text:span text:style-name="T4"> contiennent une colonne de type « geometry ».</text:span></text:p>
      <text:p text:style-name="P6"><text:span text:style-name="T4">Pour l'exemple, on cherchera à peupler la table </text:span><text:span text:style-name="T5">commune</text:span><text:span text:style-name="T4"> avec les communes constituant la communauté de com</text:span><text:span text:style-name="T13">munes de Montpellier Méditerranée Métropole </text:span><text:span text:style-name="T4">et à peupler la table </text:span><text:span text:style-name="T5">pole</text:span><text:span text:style-name="T4"> avec </text:span><text:span text:style-name="T13">2</text:span><text:span text:style-name="T4"> pôles.</text:span></text:p>
      <text:p text:style-name="P30"><draw:frame draw:style-name="fr2" draw:name="image43.png" text:anchor-type="char" svg:x="0.258cm" svg:y="0.002cm" svg:width="16.484cm" svg:height="16.789cm" draw:z-index="1"><draw:image xlink:href="Pictures/10000201000002890000029585FE64D5746D031D.png" xlink:type="simple" xlink:show="embed" xlink:actuate="onLoad"/></draw:frame><text:bookmark text:name="_81z6vcsry0o7"/><text:soft-page-break/></text:p>
      <text:list xml:id="list193338059415365" text:continue-list="list193337977771119" text:style-name="WWNum5">
        <text:list-item>
          <text:list>
            <text:list-item>
              <text:p text:style-name="P129"><text:bookmark-start text:name="__RefHeading___Toc1973_710509901"/><text:bookmark text:name="_305x34pkry0b"/>Récupérer les limites des communes<text:bookmark-end text:name="__RefHeading___Toc1973_710509901"/></text:p>
            </text:list-item>
          </text:list>
        </text:list-item>
      </text:list>
      <text:list xml:id="list3790723155952904952" text:style-name="WWNum27">
        <text:list-item>
          <text:p text:style-name="P58"><text:span text:style-name="T13">Depuis la page </text:span><text:a xlink:type="simple" xlink:href="https://www.data.gouv.fr/fr/datasets/decoupage-administratif-communal-francais-issu-d-openstreetmap/" text:style-name="Internet_20_link" text:visited-style-name="Visited_20_Internet_20_Link"><text:span text:style-name="T16">https://www.data.gouv.fr/fr/datasets/decoupage-administratif-communal-francais-issu-d-openstreetmap/</text:span></text:a><text:span text:style-name="T13">, paragraphe Ressources, télécharger le fichier shapefile (.shp) le plus récent, e.g. </text:span><text:a xlink:type="simple" xlink:href="http://osm13.openstreetmap.fr/~cquest/openfla/export/communes-20170111-shp.zip" text:style-name="Internet_20_link" text:visited-style-name="Visited_20_Internet_20_Link"><text:span text:style-name="T16">Export simple de janvier 2017</text:span></text:a><text:span text:style-name="T13"> (224Mo)</text:span></text:p>
        </text:list-item>
        <text:list-item>
          <text:p text:style-name="P49">Dézipper le fichier téléchargé. Le fichier principal contenant les coordonnées des communes se nomme communes-AAAAMMJJ.shp (les autres fichiers doivent aussi être présents aux côtés du fichier .shp)</text:p>
        </text:list-item>
      </text:list>
      <text:list xml:id="list193336981515737" text:continue-list="list193338059415365" text:style-name="WWNum5">
        <text:list-item>
          <text:list>
            <text:list-item>
              <text:p text:style-name="P126"><text:bookmark-start text:name="__RefHeading___Toc1975_710509901"/><text:bookmark text:name="_1t3h5sf"/>Importer les limites des communes dans QGIS<text:bookmark-end text:name="__RefHeading___Toc1975_710509901"/></text:p>
            </text:list-item>
          </text:list>
        </text:list-item>
      </text:list>
      <text:list xml:id="list1587932847415446854" text:style-name="WWNum8">
        <text:list-item>
          <text:p text:style-name="P62">Ouvrir QGIS</text:p>
        </text:list-item>
        <text:list-item>
          <text:p text:style-name="P62">Cliquer sur Couche &gt; Ajouter une couche &gt; Ajouter une couche vecteur </text:p>
        </text:list-item>
      </text:list>
      <text:p text:style-name="P6"><text:soft-page-break/><draw:frame draw:style-name="fr1" draw:name="image47.png" text:anchor-type="as-char" svg:width="17.007cm" svg:height="3.387cm" draw:z-index="2"><draw:image xlink:href="Pictures/100000000000032B000000A2787A1673ED576F0B.png" xlink:type="simple" xlink:show="embed" xlink:actuate="onLoad"/></draw:frame></text:p>
      <text:list xml:id="list193338348769115" text:continue-numbering="true" text:style-name="WWNum8">
        <text:list-item>
          <text:p text:style-name="P62">Sélectionner “Fichier”, codage = “UTF-8” et dans “Jeu de données”, aller chercher le fichier “communes-AAAAMMJJ.shp”</text:p>
        </text:list-item>
      </text:list>
      <text:p text:style-name="P6"><draw:frame draw:style-name="fr1" draw:name="image48.png" text:anchor-type="as-char" svg:width="13.467cm" svg:height="6.535cm" draw:z-index="3"><draw:image xlink:href="Pictures/10000000000001FD000000F75E8443D42FB034AA.png" xlink:type="simple" xlink:show="embed" xlink:actuate="onLoad"/></draw:frame></text:p>
      <text:list xml:id="list7216729808145624975" text:style-name="WWNum23">
        <text:list-item>
          <text:p text:style-name="P63">Cliquer sur le bouton Ouvrir</text:p>
        </text:list-item>
        <text:list-item>
          <text:p text:style-name="P63">Toutes les communes françaises sont affichées</text:p>
        </text:list-item>
      </text:list>
      <text:list xml:id="list193338299200097" text:continue-list="list193336981515737" text:style-name="WWNum5">
        <text:list-item>
          <text:list>
            <text:list-item>
              <text:p text:style-name="P129"><text:bookmark-start text:name="__RefHeading___Toc1977_710509901"/><text:bookmark text:name="_61ia6f81lq1"/>Sélection des communes d’intérêt<text:bookmark-end text:name="__RefHeading___Toc1977_710509901"/></text:p>
            </text:list-item>
          </text:list>
        </text:list-item>
      </text:list>
      <text:list xml:id="list2220624012901843824" text:style-name="WWNum6">
        <text:list-item>
          <text:p text:style-name="P64">ouvrir le menu couche &gt; Propriétés &gt; Général</text:p>
        </text:list-item>
        <text:list-item>
          <text:p text:style-name="P64">cliquer sur le bouton “Constructeur de requête” en bas à droite de la fenêtre des propriétés </text:p>
        </text:list-item>
        <text:list-item>
          <text:p text:style-name="P64">dans le constructeur de requête, nous allons créer la requête permettant de ne conserver que les communes qui font partie de la liste des codes INSEE, qu’on va spécifier</text:p>
          <text:list>
            <text:list-item>
              <text:p text:style-name="P85">double cliquer sur le champ “insee” : “insee” doit apparaître dans le champ “Expression de filtrage spécifique au fournisseur de données”</text:p>
            </text:list-item>
            <text:list-item>
              <text:p text:style-name="P85">cliquer sur le bouton IN</text:p>
            </text:list-item>
            <text:list-item>
              <text:p text:style-name="P85">taper sur la touche (</text:p>
            </text:list-item>
            <text:list-item>
              <text:p text:style-name="P85">coller la liste des codes INSEE des communes qui vous intéressent. Chaque code doit être délimité par une apostrophe et les codes sont séparées par une virgule (e.g. '34172','34022','34027','34057','34058','34077','34087','34088','34090','34095','34116','34120','34123','34129','34134','34164','34169','34179','34198','34202','34217','34227','34244','34249','34256','34680','34270','34295','34307','34327','34337')</text:p>
            </text:list-item>
            <text:list-item>
              <text:p text:style-name="P85">taper sur la touche )</text:p>
            </text:list-item>
            <text:list-item>
              <text:p text:style-name="P85">Au final, la requête doit ressembler à :</text:p>
              <text:list>
                <text:list-item>
                  <text:p text:style-name="P108">"insee" IN ('34172','34022','34027','34057','34058','34077','34087','34088','34090','34095','34116','34120','34123','34129','34134','34164','34169','34179'<text:soft-page-break/>,'34198','34202','34217','34227','34244','34249','34256','34680','34270','34295','34307','34327','34337') <text:s/></text:p>
                </text:list-item>
              </text:list>
            </text:list-item>
            <text:list-item>
              <text:p text:style-name="P85">Cliquer sur le bouton Tester &gt; une fenêtre indiquant le nombre de lignes trouvées s’affiche. Cela doit correspondre au nombre de communes constituant la communauté de communes</text:p>
            </text:list-item>
          </text:list>
        </text:list-item>
      </text:list>
      <text:p text:style-name="P16"><draw:frame draw:style-name="fr1" draw:name="image51.png" text:anchor-type="as-char" svg:width="16.219cm" svg:height="13.97cm" draw:z-index="4"><draw:image xlink:href="Pictures/10000000000002650000021085EE47102C3ADD9F.png" xlink:type="simple" xlink:show="embed" xlink:actuate="onLoad"/></draw:frame></text:p>
      <text:list xml:id="list193337545031191" text:continue-numbering="true" text:style-name="WWNum6">
        <text:list-item>
          <text:p text:style-name="P64">Cliquer sur OK dans la fenêtre de “Résultat de requête”</text:p>
        </text:list-item>
        <text:list-item>
          <text:p text:style-name="P64">Cliquer sur OK dans la fenêtre de “Constructeur de requête”</text:p>
        </text:list-item>
        <text:list-item>
          <text:p text:style-name="P64">Cliquer sur OK dans la fenêtre de “Propriétés de la couche” &gt; Seules les communes sélectionnées sont désormais affichées...en tout petit</text:p>
        </text:list-item>
        <text:list-item>
          <text:p text:style-name="P64">Cliquer sur le bouton “Zoom sur la couche” pour afficher les communes sélectionnées avec un zoom correct</text:p>
        </text:list-item>
      </text:list>
      <text:p text:style-name="P7"><draw:frame draw:style-name="fr1" draw:name="image6.png" text:anchor-type="as-char" svg:width="4.207cm" svg:height="2.249cm" draw:z-index="5"><draw:image xlink:href="Pictures/100000000000009F00000055B4174B48F9270CE8.png" xlink:type="simple" xlink:show="embed" xlink:actuate="onLoad"/></draw:frame></text:p>
      <text:list xml:id="list5846331679247276942" text:style-name="WWNum7">
        <text:list-item>
          <text:p text:style-name="P69">Enregistrement des fichiers nécessaires à l’import des communes dans VelObs :</text:p>
          <text:list>
            <text:list-item>
              <text:p text:style-name="P89">Cliquer sur le menu “Couche” &gt; “Enregistrer sous...”</text:p>
              <text:list>
                <text:list-item>
                  <text:p text:style-name="P110">Format : ESRI Shapefile</text:p>
                </text:list-item>
                <text:list-item>
                  <text:p text:style-name="P110">FileName : Parcourir vers l’endroit souhaité et donner le nom <text:soft-page-break/>MesCommunes.shp</text:p>
                </text:list-item>
                <text:list-item>
                  <text:p text:style-name="P110">Codage : UTF-8</text:p>
                </text:list-item>
                <text:list-item>
                  <text:p text:style-name="P110">Cliquer sur le bouton OK</text:p>
                </text:list-item>
                <text:list-item>
                  <text:p text:style-name="P110">Une nouvelle entrée nommée “MesCommunes” apparaît dans le sélecteur de couches en bas à gauche de QGIS, et est sélectionnée par défaut :</text:p>
                  <text:list>
                    <text:list-item>
                      <text:p text:style-name="P116"><draw:frame draw:style-name="fr1" draw:name="image41.png" text:anchor-type="as-char" svg:width="13.018cm" svg:height="4.71cm" draw:z-index="6"><draw:image xlink:href="Pictures/10000201000001EC000000B25F03AAF6113664EF.png" xlink:type="simple" xlink:show="embed" xlink:actuate="onLoad"/></draw:frame></text:p>
                    </text:list-item>
                  </text:list>
                </text:list-item>
              </text:list>
            </text:list-item>
            <text:list-item>
              <text:p text:style-name="P92">Cliquer sur le menu “Couche” &gt; “Enregistrer sous...”</text:p>
              <text:list>
                <text:list-item>
                  <text:p text:style-name="P111">Format : Valeurs séparées par une virgule [CSV]</text:p>
                </text:list-item>
                <text:list-item>
                  <text:p text:style-name="P111">FileName : Parcourir vers l’endroit souhaité et donner le nom MesCommunes.csv</text:p>
                </text:list-item>
                <text:list-item>
                  <text:p text:style-name="P111">Codage : UTF-8</text:p>
                </text:list-item>
                <text:list-item>
                  <text:p text:style-name="P111">Cliquer sur le bouton OK</text:p>
                </text:list-item>
                <text:list-item>
                  <text:p text:style-name="P111">Une nouvelle entrée nommée “MesCommunes” avec un icône de tableau, apparaît dans le sélecteur de couches en bas à gauche de QGIS, et est sélectionnée par défaut</text:p>
                </text:list-item>
                <text:list-item>
                  <text:p text:style-name="P111">Sélectionner la couche MesCommunes avec la croix et le carré (couche de vecteurs qui nous intéresse)</text:p>
                </text:list-item>
              </text:list>
            </text:list-item>
          </text:list>
        </text:list-item>
      </text:list>
      <text:list xml:id="list193337842116328" text:continue-list="list193338299200097" text:style-name="WWNum5">
        <text:list-item>
          <text:list>
            <text:list-item>
              <text:p text:style-name="P129"><text:bookmark-start text:name="__RefHeading___Toc1979_710509901"/><text:bookmark text:name="_c95apukbbc74"/>Création des pôles<text:bookmark-end text:name="__RefHeading___Toc1979_710509901"/></text:p>
            </text:list-item>
          </text:list>
        </text:list-item>
      </text:list>
      <text:p text:style-name="P27"/>
      <text:p text:style-name="P6"><text:span text:style-name="T4">On </text:span><text:span text:style-name="T13">part du principe que les pôles correspondent à un regroupement de communes. Nous allons ajouter un attribut à la couche des communes pour leur affecter un numéro de pôle.</text:span></text:p>
      <text:p text:style-name="P8">NOTA : si toutes les communes sont situées dans un unique pôle, aller à l’étape “Créer les contours des pôles”</text:p>
      <text:p text:style-name="P8"/>
      <text:list xml:id="list4461659282683483831" text:style-name="WWNum24">
        <text:list-item>
          <text:p text:style-name="P65">ouvrir le menu “Couche” &gt; “Ouvrir la table d’Attributs”</text:p>
        </text:list-item>
        <text:list-item>
          <text:p text:style-name="P72"><text:span text:style-name="T13">cliquer sur le bouton d’édition </text:span><text:span text:style-name="T13"><draw:frame draw:style-name="fr1" draw:name="image28.png" text:anchor-type="as-char" svg:width="1.455cm" svg:height="1.72cm" draw:z-index="7"><draw:image xlink:href="Pictures/100000000000003700000041948DF4F155042CA1.png" xlink:type="simple" xlink:show="embed" xlink:actuate="onLoad"/></draw:frame></text:span></text:p>
        </text:list-item>
        <text:list-item>
          <text:p text:style-name="P72"><text:span text:style-name="T13">Cliquer sur le bouton “Ajouter un champ” </text:span><text:soft-page-break/><text:span text:style-name="T13"><draw:frame draw:style-name="fr1" draw:name="image50.png" text:anchor-type="as-char" svg:width="15.505cm" svg:height="5.133cm" draw:z-index="8"><draw:image xlink:href="Pictures/100000000000024A000000C2D08AB29FDB326830.png" xlink:type="simple" xlink:show="embed" xlink:actuate="onLoad"/></draw:frame></text:span></text:p>
          <text:list>
            <text:list-item>
              <text:p text:style-name="P86">dans le champ “Nom”, écrire “pole”</text:p>
            </text:list-item>
            <text:list-item>
              <text:p text:style-name="P86">cliquer sur le bouton OK </text:p>
            </text:list-item>
          </text:list>
        </text:list-item>
      </text:list>
      <text:p text:style-name="P16"><draw:frame draw:style-name="fr1" draw:name="image35.png" text:anchor-type="as-char" svg:width="9.393cm" svg:height="6.297cm" draw:z-index="9"><draw:image xlink:href="Pictures/1000000000000163000000EE4172CBA73F8FF534.png" xlink:type="simple" xlink:show="embed" xlink:actuate="onLoad"/></draw:frame></text:p>
      <text:list xml:id="list193338033552125" text:continue-numbering="true" text:style-name="WWNum24">
        <text:list-item>
          <text:p text:style-name="P65">Cliquer sur le bouton d’édition pour enregistrer</text:p>
        </text:list-item>
        <text:list-item>
          <text:p text:style-name="P72"><text:span text:style-name="T13">tout en laissant la fenêtre des attributs ouverte, cliquer, dans le menu principal, sur le bouton </text:span><text:span text:style-name="T13"><draw:frame draw:style-name="fr1" draw:name="image32.png" text:anchor-type="as-char" svg:width="1.72cm" svg:height="1.323cm" draw:z-index="10"><draw:image xlink:href="Pictures/10000000000000410000003292A8806CBAFBB78D.png" xlink:type="simple" xlink:show="embed" xlink:actuate="onLoad"/></draw:frame></text:span><text:span text:style-name="T13"> permettant de sélectionner des entités</text:span></text:p>
          <text:list>
            <text:list-item>
              <text:p text:style-name="P86">sur la carte, cliquer sur les communes faisant partie d’un même pôle pour les sélectionner tout en maintenant la touche Ctrl enfoncée : les communes sélectionnées apparaissent en jaune sur la carte et dans la table des attributs : </text:p>
            </text:list-item>
          </text:list>
        </text:list-item>
      </text:list>
      <text:p text:style-name="P6"><text:soft-page-break/><draw:frame draw:style-name="fr1" draw:name="image42.png" text:anchor-type="as-char" svg:width="17.007cm" svg:height="12.735cm" draw:z-index="11"><draw:image xlink:href="Pictures/10000201000002CB0000021889C367FD2ECDFFEC.png" xlink:type="simple" xlink:show="embed" xlink:actuate="onLoad"/></draw:frame></text:p>
      <text:list xml:id="list2060662000235536253" text:style-name="WWNum13">
        <text:list-item>
          <text:p text:style-name="P66">Dans la table des attributs, on va mettre à jour le champ “pole” pour toutes les communes sélectionnées : </text:p>
          <text:list>
            <text:list-item>
              <text:p text:style-name="P87">dans le sélecteur de champs, sélectionner “pole”</text:p>
            </text:list-item>
            <text:list-item>
              <text:p text:style-name="P87">mettre le numéro du pôle dans le champ libre</text:p>
            </text:list-item>
            <text:list-item>
              <text:p text:style-name="P87">cliquer sur le bouton “Mettre à jour la sélection”</text:p>
            </text:list-item>
          </text:list>
        </text:list-item>
      </text:list>
      <text:p text:style-name="P16"><draw:frame draw:style-name="fr1" draw:name="image30.png" text:anchor-type="as-char" svg:width="17.007cm" svg:height="1.341cm" draw:z-index="12"><draw:image xlink:href="Pictures/100000000000045A000000572A2987D7635BC768.png" xlink:type="simple" xlink:show="embed" xlink:actuate="onLoad"/></draw:frame></text:p>
      <text:p text:style-name="P17">Faire de même pour tous les pôles.</text:p>
      <text:list xml:id="list4343076802358997627" text:style-name="WWNum10">
        <text:list-item>
          <text:p text:style-name="P67">Au final, la vue tabulaire (boutons en bas à droite de la fenêtre d’attributs pour basculer de la vue formulaire à la vue tabulaire) devrait ressembler à </text:p>
        </text:list-item>
      </text:list>
      <text:p text:style-name="P16"><text:soft-page-break/><draw:frame draw:style-name="fr1" draw:name="image31.png" text:anchor-type="as-char" svg:width="17.007cm" svg:height="12.418cm" draw:z-index="13"><draw:image xlink:href="Pictures/100000000000028E000001DEA80E17252D13A8EC.png" xlink:type="simple" xlink:show="embed" xlink:actuate="onLoad"/></draw:frame></text:p>
      <text:list xml:id="list2969179529522623632" text:style-name="WWNum11">
        <text:list-item>
          <text:p text:style-name="P68">Cliquer sur le bouton d’édition puis sur le bouton Enregistrer pour enregistrer les modifications</text:p>
        </text:list-item>
        <text:list-item>
          <text:p text:style-name="P68">Fermer la fenêtre des attributs</text:p>
        </text:list-item>
      </text:list>
      <text:list xml:id="list6755015429300885196" text:style-name="WWNum2">
        <text:list-item>
          <text:p text:style-name="P73"><text:span text:style-name="T12">Créer les contours des pôles </text:span><text:span text:style-name="T13">:</text:span></text:p>
          <text:list>
            <text:list-item>
              <text:p text:style-name="P88">S’il y a plusieurs pôles</text:p>
              <text:list>
                <text:list-item>
                  <text:p text:style-name="P109">Sélectionner toutes les communes (Ctrl+A) : toutes les communes doivent être en jaune</text:p>
                </text:list-item>
                <text:list-item>
                  <text:p text:style-name="P109">Cliquer sur le menu “Vecteur” &gt; “Outils de géotraitement” &gt; “Dissolve” </text:p>
                </text:list-item>
                <text:list-item>
                  <text:p text:style-name="P109">Décocher la checkbox “Dissolve all”</text:p>
                </text:list-item>
                <text:list-item>
                  <text:p text:style-name="P109">Faire passer le champ “pole” dans “Selected” (les contours des communes avec un même numéro de pôle seront fusionnés)</text:p>
                </text:list-item>
                <text:list-item>
                  <text:p text:style-name="P109">Cliquer sur le bouton “...” et sélectionner l’option”Enregistrer dans un fichier” + fichier de type SHP + codage = UTF-8</text:p>
                </text:list-item>
              </text:list>
            </text:list-item>
          </text:list>
        </text:list-item>
      </text:list>
      <text:p text:style-name="P7"><text:soft-page-break/><draw:frame draw:style-name="fr1" draw:name="image36.png" text:anchor-type="as-char" svg:width="17.007cm" svg:height="12.7cm" draw:z-index="14"><draw:image xlink:href="Pictures/10000000000003B0000002C1F9C262B2053F4BD9.png" xlink:type="simple" xlink:show="embed" xlink:actuate="onLoad"/></draw:frame></text:p>
      <text:list xml:id="list4959242443210095823" text:style-name="WWNum16">
        <text:list-item>
          <text:list>
            <text:list-item>
              <text:p text:style-name="P90">S’il n’y a qu’un seul pôle</text:p>
            </text:list-item>
          </text:list>
        </text:list-item>
      </text:list>
      <text:list xml:id="list4107705482845314530" text:style-name="WWNum17">
        <text:list-item>
          <text:p text:style-name="P112">Sélectionner toutes les communes (Ctrl+A) : toutes les communes doivent être en jaune</text:p>
        </text:list-item>
        <text:list-item>
          <text:p text:style-name="P112">Cliquer sur le menu “Vecteur” &gt; “Outils de géotraitement” &gt; “Dissolve” </text:p>
        </text:list-item>
        <text:list-item>
          <text:p text:style-name="P112">Cliquer sur le bouton “...” et sélectionner l’option”Enregistrer dans un fichier” + fichier de type SHP + codage = UTF-8 et donner le nom “MesPoles.shp”</text:p>
        </text:list-item>
      </text:list>
      <text:list xml:id="list6246615218341218663" text:style-name="WWNum28">
        <text:list-item>
          <text:p text:style-name="P70">Cliquer sur le bouton Run</text:p>
        </text:list-item>
        <text:list-item>
          <text:p text:style-name="P70">Le ou les pôles s’affichent. L’exemple suivant montre 2 pôles : </text:p>
        </text:list-item>
      </text:list>
      <text:p text:style-name="P7"><draw:frame draw:style-name="fr1" draw:name="image33.png" text:anchor-type="as-char" svg:width="10.553cm" svg:height="6.812cm" draw:z-index="15"><draw:image xlink:href="Pictures/10000000000003C9000002715533FA34449AE7C2.png" xlink:type="simple" xlink:show="embed" xlink:actuate="onLoad"/></draw:frame></text:p>
      <text:p text:style-name="P9"><text:soft-page-break/></text:p>
      <text:list xml:id="list193339189795675" text:continue-numbering="true" text:style-name="WWNum28">
        <text:list-item>
          <text:p text:style-name="P74">Enregistrement des fichiers nécessaires à l’import des pôles dans VelObs :</text:p>
          <text:list>
            <text:list-item>
              <text:p text:style-name="P93">Cliquer sur le menu “Couche” &gt; “Enregistrer sous...”</text:p>
              <text:list>
                <text:list-item>
                  <text:p text:style-name="P113">Format : Valeurs séparées par une virgule [CSV]</text:p>
                </text:list-item>
                <text:list-item>
                  <text:p text:style-name="P113">FileName : Parcourir vers l’endroit souhaité et donner le nom MesPoles.csv</text:p>
                </text:list-item>
                <text:list-item>
                  <text:p text:style-name="P113">Codage : UTF-8</text:p>
                </text:list-item>
                <text:list-item>
                  <text:p text:style-name="P113">Cliquer sur le bouton OK</text:p>
                </text:list-item>
              </text:list>
            </text:list-item>
            <text:list-item>
              <text:p text:style-name="P93">Le fichier shapefile a déjà été enregistré à l’étape précédente</text:p>
            </text:list-item>
          </text:list>
        </text:list-item>
      </text:list>
      <text:p text:style-name="P5"/>
      <text:list xml:id="list193337345181966" text:continue-list="list193337842116328" text:style-name="WWNum5">
        <text:list-item>
          <text:list>
            <text:list-item>
              <text:p text:style-name="P122"><text:bookmark-start text:name="__RefHeading___Toc1981_710509901"/><text:bookmark text:name="_am6djklctg69"/>Importer les données géographiques dans velObs<text:bookmark-end text:name="__RefHeading___Toc1981_710509901"/></text:p>
            </text:list-item>
          </text:list>
        </text:list-item>
      </text:list>
      <text:p text:style-name="P21">À cette étape, nous disposons de 4 fichiers à importer dans la base de données de VelObs: </text:p>
      <text:list xml:id="list8113806187396877707" text:style-name="WWNum26">
        <text:list-item>
          <text:p text:style-name="P51">MesCommunes.csv et MesCommunes.shp pour les communes</text:p>
        </text:list-item>
        <text:list-item>
          <text:p text:style-name="P51">MesPoles.csv et MesPoles.shp pour les pôles</text:p>
        </text:list-item>
      </text:list>
      <text:p text:style-name="P21"/>
      <text:list xml:id="list193338069176560" text:continue-numbering="true" text:style-name="WWNum26">
        <text:list-item>
          <text:p text:style-name="P51">Modifier le fichier MesPoles.csv avec un éditeur de texte basique, de façon à pouvoir mettre à jour le nom des pôles : </text:p>
          <text:list>
            <text:list-item>
              <text:p text:style-name="P80">la colonne “nom” sera reprise dans la colonne “pole”.”lib_pole”, affichée dans VelObs</text:p>
            </text:list-item>
          </text:list>
        </text:list-item>
      </text:list>
      <text:p text:style-name="P13"/>
      <text:list xml:id="list8048161699892687109" text:style-name="WWNum14">
        <text:list-item>
          <text:p text:style-name="P52">Ouvrir PhpMyAdmin et faire un backup de la base de données de VelObs puis</text:p>
        </text:list-item>
        <text:list-item>
          <text:p text:style-name="P52">Sélectionner la base de données de Velobs</text:p>
        </text:list-item>
        <text:list-item>
          <text:p text:style-name="P52">Cliquer sur le menu Importer</text:p>
          <text:list>
            <text:list-item>
              <text:p text:style-name="P81">Sélectionner le fichier MesCommunes.csv</text:p>
            </text:list-item>
            <text:list-item>
              <text:p text:style-name="P81">S’assurer que le jeu de caractères est bien sur UTF-8</text:p>
            </text:list-item>
            <text:list-item>
              <text:p text:style-name="P81">Sélectionner la checkbox “La première du fichier contient le nom des colonnes de la table”</text:p>
            </text:list-item>
            <text:list-item>
              <text:p text:style-name="P81">Cliquer sur Exécuter</text:p>
            </text:list-item>
          </text:list>
        </text:list-item>
      </text:list>
      <text:p text:style-name="P21"/>
      <text:p text:style-name="P21"/>
      <text:p text:style-name="P19"><text:soft-page-break/><draw:frame draw:style-name="fr1" draw:name="image38.png" text:anchor-type="as-char" svg:width="17.007cm" svg:height="13.3cm" draw:z-index="16"><draw:image xlink:href="Pictures/10000000000004B6000003AFC8065D2B9D8C6C12.png" xlink:type="simple" xlink:show="embed" xlink:actuate="onLoad"/></draw:frame></text:p>
      <text:p text:style-name="P21"/>
      <text:list xml:id="list172103033886959626" text:style-name="WWNum9">
        <text:list-item>
          <text:p text:style-name="P53">PhpMyAdmin a créé une table avec un nom générique “TABLE XX” et enregistré les communes exportées via QGIS : </text:p>
        </text:list-item>
      </text:list>
      <text:p text:style-name="P19"><text:soft-page-break/><draw:frame draw:style-name="fr1" draw:name="image27.png" text:anchor-type="as-char" svg:width="17.007cm" svg:height="10.301cm" draw:z-index="17"><draw:image xlink:href="Pictures/10000000000003F600000266224C48A71E8CC0C2.png" xlink:type="simple" xlink:show="embed" xlink:actuate="onLoad"/></draw:frame></text:p>
      <text:list xml:id="list193339099963444" text:continue-numbering="true" text:style-name="WWNum9">
        <text:list-item>
          <text:p text:style-name="P53">Importer de la même façon le fichier MesCommunes.shp (pas d’option à configurer), MesPoles.csv (jeu de caractères = UTF-8 et cocher <text:s/>“La première ligne du fichier contient le nom des colonnes de la table”) et MesPoles.shp (dans cet ordre)</text:p>
        </text:list-item>
        <text:list-item>
          <text:p text:style-name="P53">Bien repérer quelle table correspond à quel fichier</text:p>
        </text:list-item>
        <text:list-item>
          <text:p text:style-name="P53">Dans mon cas</text:p>
          <text:list>
            <text:list-item>
              <text:p text:style-name="P82">MesCommunes.csv = TABLE 21</text:p>
            </text:list-item>
            <text:list-item>
              <text:p text:style-name="P82">MesCommunes.shp = TABLE 22</text:p>
            </text:list-item>
            <text:list-item>
              <text:p text:style-name="P82">MesPoles.csv = TABLE 23</text:p>
            </text:list-item>
            <text:list-item>
              <text:p text:style-name="P82">MesPoles.shp = TABLE 24</text:p>
            </text:list-item>
          </text:list>
        </text:list-item>
      </text:list>
      <text:p text:style-name="P12"><text:soft-page-break/><draw:frame draw:style-name="fr1" draw:name="image34.png" text:anchor-type="as-char" svg:width="8.864cm" svg:height="15.875cm" draw:z-index="18"><draw:image xlink:href="Pictures/100000000000014F00000258205BD891B9E2A57B.png" xlink:type="simple" xlink:show="embed" xlink:actuate="onLoad"/></draw:frame></text:p>
      <text:list xml:id="list193339847575737" text:continue-numbering="true" text:style-name="WWNum9">
        <text:list-item>
          <text:p text:style-name="P53">renommer les tables pour plus de clarté et de facilité pour la suite : </text:p>
          <text:list>
            <text:list-item>
              <text:p text:style-name="P82">RENAME TABLE `TABLE 21` TO mes_communes_csv;</text:p>
            </text:list-item>
            <text:list-item>
              <text:p text:style-name="P82">RENAME TABLE `TABLE 22` TO mes_communes_shp;</text:p>
            </text:list-item>
            <text:list-item>
              <text:p text:style-name="P82">RENAME TABLE `TABLE 23` TO mes_poles_csv;</text:p>
            </text:list-item>
            <text:list-item>
              <text:p text:style-name="P82">RENAME TABLE `TABLE 24` TO mes_poles_shp;</text:p>
            </text:list-item>
          </text:list>
        </text:list-item>
        <text:list-item>
          <text:p text:style-name="P53">Ajouter un <text:s/>index autoincrémenté, id, à chaque table nouvellement créée, ce qui permettra de refaire la jointure entre données spatiales et les attributs</text:p>
          <text:list>
            <text:list-item>
              <text:p text:style-name="P82">ALTER TABLE mes_communes_csv ADD `id` SERIAL NOT NULL;</text:p>
            </text:list-item>
            <text:list-item>
              <text:p text:style-name="P82">ALTER TABLE mes_communes_shp ADD `id` SERIAL NOT NULL;</text:p>
            </text:list-item>
            <text:list-item>
              <text:p text:style-name="P82">ALTER TABLE mes_poles_csv ADD `id` SERIAL NOT NULL;</text:p>
            </text:list-item>
            <text:list-item>
              <text:p text:style-name="P82">ALTER TABLE mes_poles_shp ADD `id` SERIAL NOT NULL;</text:p>
            </text:list-item>
          </text:list>
        </text:list-item>
      </text:list>
      <text:p text:style-name="P21"/>
      <text:p text:style-name="P22">Créer l’enregistrement dans la table “territoire” (besoin de id_territoire dans la requête de création des pôles à suivre). la colonne ids_territoire doit contenir la liste des codes INSEE des communes constituant le territoire, séparés par un “;” : </text:p>
      <text:list xml:id="list89963362206429446" text:style-name="WWNum18">
        <text:list-item>
          <text:p text:style-name="P54">INSERT INTO `territoire` (`lib_territoire`, `type_territoire`, `ids_territoire`) VALUES ( 'Montpellier Méditerranée Métropole', 0, '34172;34022;34027;34057;34058;34077;34087;34088;34090;34095;34116;34120;<text:soft-page-break/>34123;34129;34134;34164;34169;34179;34198;34202;34217;34227;34244;34249;34256;34680;34270;34295;34307;34327;34337');</text:p>
        </text:list-item>
        <text:list-item>
          <text:p text:style-name="P54">récupérer l'identifiant (id_territoire) de la table territoire correspondant à “'Montpellier Méditerranée Métropole” (normalement, c’est 1 s’il n’y a qu’un seul territoire)</text:p>
        </text:list-item>
      </text:list>
      <text:p text:style-name="P21"/>
      <text:p text:style-name="P21"/>
      <text:p text:style-name="P21">Les requêtes suivantes permettent de peupler les tables “commune” et “pole” de VelObs :</text:p>
      <text:p text:style-name="P21"/>
      <text:list xml:id="list6177347597890303764" text:style-name="WWNum12">
        <text:list-item>
          <text:p text:style-name="P55">INSERT INTO `commune`(`id_commune`, `lib_commune`, `geom_commune`) SELECT mes_communes_csv.insee, mes_communes_csv.nom, mes_communes_shp .`SPATIAL` FROM mes_communes_shp <text:s/>INNER JOIN mes_communes_csv WHERE mes_communes_csv.id =mes_communes_shp.id;</text:p>
        </text:list-item>
      </text:list>
      <text:p text:style-name="P22"/>
      <text:list xml:id="list1145873706206463239" text:style-name="WWNum4">
        <text:list-item>
          <text:p text:style-name="P60"><text:span text:style-name="T13">dans la requête SQL suivante, remplacer </text:span><text:span text:style-name="T17">ID_TERRITOIRE </text:span><text:span text:style-name="T13"><text:s/>par l'identifiant (id_territoire) de la table territoires correspondant à “'Montpellier Méditerranée Métropole”</text:span></text:p>
        </text:list-item>
        <text:list-item>
          <text:p text:style-name="P60"><text:span text:style-name="T13">INSERT INTO `pole`( `lib_pole`, `geom_pole`, `</text:span><text:span text:style-name="T17">territoire_id_territoire</text:span><text:span text:style-name="T13">`) SELECT mes_poles_csv.nom, mes_poles_shp.`SPATIAL`, </text:span><text:span text:style-name="T17">ID_TERRITOIRE </text:span><text:span text:style-name="T13"><text:s/>FROM mes_poles_shp INNER JOIN mes_poles_csv WHERE mes_poles_csv.id =mes_poles_shp.id;</text:span></text:p>
        </text:list-item>
      </text:list>
      <text:p text:style-name="P22"/>
      <text:p text:style-name="P22"/>
      <text:p text:style-name="P22"/>
      <text:p text:style-name="P22">Après validation de la bonne réalisation des manipulations (aller sur le frontend de velobs et faire afficher les contours des communes et des pôles par exemple), les tables mes_communes_csv , mes_communes_shp, mes_poles_csv <text:s/>et mes_poles_shp <text:s/>peuvent être supprimées.</text:p>
      <text:list xml:id="list193338269132042" text:continue-list="list193337345181966" text:style-name="WWNum5">
        <text:list-item>
          <text:list>
            <text:list-item>
              <text:p text:style-name="P123"><text:bookmark-start text:name="__RefHeading___Toc1983_710509901"/><text:bookmark text:name="_u35047xlmdz5"/>Déterminer le centre de la carte par défaut<text:bookmark-end text:name="__RefHeading___Toc1983_710509901"/></text:p>
            </text:list-item>
          </text:list>
        </text:list-item>
      </text:list>
      <text:list xml:id="list7799046728223460494" text:style-name="WWNum3">
        <text:list-item>
          <text:p text:style-name="P59"><text:span text:style-name="T13">Ouvrir la page </text:span><text:a xlink:type="simple" xlink:href="http://www.openstreetmap.org/" text:style-name="Internet_20_link" text:visited-style-name="Visited_20_Internet_20_Link"><text:span text:style-name="T16">http://www.openstreetmap.org</text:span></text:a></text:p>
        </text:list-item>
        <text:list-item>
          <text:p text:style-name="P50">Afficher la carte comme on veut que VelObs s’ouvre par défaut (e.g. ci-dessous : centre de Montpellier)</text:p>
        </text:list-item>
        <text:list-item>
          <text:p text:style-name="P50">Récupérer la latitude et la longitude dans la barre d’adresse</text:p>
        </text:list-item>
      </text:list>
      <text:p text:style-name="P24"><text:soft-page-break/><draw:frame draw:style-name="fr1" draw:name="image44.png" text:anchor-type="as-char" svg:width="17.007cm" svg:height="9.984cm" draw:z-index="19"><draw:image xlink:href="Pictures/10000201000003C10000023574E48DBAD03FFA3C.png" xlink:type="simple" xlink:show="embed" xlink:actuate="onLoad"/></draw:frame></text:p>
      <text:list xml:id="list6510935275917228273" text:style-name="WWNum25">
        <text:list-item>
          <text:p text:style-name="P56">Modifier la requête suivante et l’exécuter dans phpMyAdmin</text:p>
          <text:list>
            <text:list-item>
              <text:p text:style-name="P83"><text:span text:style-name="T18">INSERT</text:span><text:span text:style-name="T13"> </text:span><text:span text:style-name="T18">INTO</text:span><text:span text:style-name="T13"> `configmap` (`id_configmap`, `lat_configmap`, `lon_configmap`, `zoom_configmap`, `baselayer_configmap`) </text:span><text:span text:style-name="T18">VALUES</text:span><text:span text:style-name="T13"> (</text:span><text:span text:style-name="T19">1</text:span><text:span text:style-name="T13">, </text:span><text:span text:style-name="T19">LATITUDE</text:span><text:span text:style-name="T13">, </text:span><text:span text:style-name="T19">LONGITUDE</text:span><text:span text:style-name="T13">, </text:span><text:span text:style-name="T19">13</text:span><text:span text:style-name="T13">, </text:span><text:span text:style-name="T19">0</text:span><text:span text:style-name="T13">);</text:span></text:p>
            </text:list-item>
          </text:list>
        </text:list-item>
        <text:list-item>
          <text:p text:style-name="P56">Le centre de la carte pour VelObs est maintenant configuré</text:p>
        </text:list-item>
      </text:list>
      <text:list xml:id="list193339857399071" text:continue-list="list193338269132042" text:style-name="WWNum5">
        <text:list-item>
          <text:list>
            <text:list-item>
              <text:p text:style-name="P124"><text:bookmark-start text:name="__RefHeading___Toc1985_710509901"/><text:bookmark text:name="_wjglsgc3951i"/>Tester l’envoi de mail<text:bookmark-end text:name="__RefHeading___Toc1985_710509901"/></text:p>
            </text:list-item>
          </text:list>
        </text:list-item>
      </text:list>
      <text:list xml:id="list315292191386850382" text:style-name="WWNum20">
        <text:list-item>
          <text:p text:style-name="P57">Créer une observation à partir de l’interface publique de velObs (cf VélObs-documentation_utilisateurs.odt) : un mail doit être envoyé à l’adresse e-mail de la personne qui enregistre l’observation (ne pas utiliser la même adresse e-mail que celle de l’administrateur sinon aucun mail n’est envoyé et l’observation est modérée par défaut), ainsi qu’à l’administrateur</text:p>
        </text:list-item>
        <text:list-item>
          <text:p text:style-name="P57">Si le mail n’a pas été envoyé, déterminer la cause de l’échec et corriger</text:p>
        </text:list-item>
      </text:list>
      <text:list xml:id="list193338328909382" text:continue-list="list193339857399071" text:style-name="WWNum5">
        <text:list-item>
          <text:list>
            <text:list-item>
              <text:p text:style-name="P124"><text:bookmark-start text:name="__RefHeading___Toc1987_710509901"/><text:bookmark text:name="_m7wqpoq1xd70"/>Créer des utilisateurs<text:bookmark-end text:name="__RefHeading___Toc1987_710509901"/></text:p>
            </text:list-item>
          </text:list>
        </text:list-item>
      </text:list>
      <text:list xml:id="list193339372000191" text:continue-list="list193336653357905" text:style-name="WWNum21">
        <text:list-item>
          <text:p text:style-name="P77">se connecter à l'interface d'administration de VelObs avec le compte admin : URL_VelObs/admin.php</text:p>
        </text:list-item>
        <text:list-item>
          <text:p text:style-name="P78">cliquer sur le menu Utilisateurs &gt; Ajouter un utilisateur</text:p>
        </text:list-item>
        <text:list-item>
          <text:p text:style-name="P78">La fenêtre suivante s’ouvre</text:p>
        </text:list-item>
      </text:list>
      <text:p text:style-name="P28"><text:soft-page-break/><draw:frame draw:style-name="fr1" draw:name="image39.png" text:anchor-type="as-char" svg:width="9.737cm" svg:height="11.456cm" draw:z-index="20"><draw:image xlink:href="Pictures/1000020100000170000001B1D6D69333349B206B.png" xlink:type="simple" xlink:show="embed" xlink:actuate="onLoad"/></draw:frame></text:p>
      <text:list xml:id="list193340001007012" text:continue-numbering="true" text:style-name="WWNum21">
        <text:list-item>
          <text:p text:style-name="P78">Remplir le formulaire</text:p>
          <text:list>
            <text:list-item>
              <text:p text:style-name="P96">Rôle à choisir parmi : </text:p>
              <text:list>
                <text:list-item>
                  <text:p text:style-name="P114">Administrateur</text:p>
                </text:list-item>
                <text:list-item>
                  <text:p text:style-name="P114">Communauté de communes</text:p>
                </text:list-item>
                <text:list-item>
                  <text:p text:style-name="P114">Pôle technique</text:p>
                </text:list-item>
                <text:list-item>
                  <text:p text:style-name="P114">Responsable pôle modérateur</text:p>
                </text:list-item>
              </text:list>
            </text:list-item>
          </text:list>
        </text:list-item>
      </text:list>
      <text:p text:style-name="P47"/>
      <text:p text:style-name="P26">Un compte avec le rôle d’administrateur a les droits les plus étendus sur l’instance de VelObs :</text:p>
      <text:list xml:id="list534488446762207914" text:style-name="L3">
        <text:list-item>
          <text:p text:style-name="P117">création/modification d’utilisateurs</text:p>
        </text:list-item>
        <text:list-item>
          <text:p text:style-name="P117">création/modification de statuts</text:p>
        </text:list-item>
        <text:list-item>
          <text:p text:style-name="P117">création/modification de priorités</text:p>
        </text:list-item>
        <text:list-item>
          <text:p text:style-name="P118">modération de toutes les observations présentes dans l’instance VelObs <text:span text:style-name="T31">(consulter le document VélObs-documentation_utilisateurs.odt pour plus de détails sur la modération)</text:span></text:p>
        </text:list-item>
      </text:list>
      <text:p text:style-name="P25"/>
      <text:p text:style-name="P26">Un compte avec le rôle « <text:span text:style-name="T15">Responsable pôle modérateur »</text:span> :</text:p>
      <text:list xml:id="list193338832749155" text:continue-numbering="true" text:style-name="L3">
        <text:list-item>
          <text:p text:style-name="P117">accède à toutes les observations enregistrées sur le territoire du pôle auquel il est associé</text:p>
        </text:list-item>
        <text:list-item>
          <text:p text:style-name="P118">peut modérer toutes ces observations (en fonction de la priorité donnée à l’observation, elle est transférée aux comptes « Communauté de communes »  <text:span text:style-name="T31">du territoire correspondant</text:span></text:p>
        </text:list-item>
      </text:list>
      <text:p text:style-name="P25"/>
      <text:p text:style-name="P26">Un compte avec le rôle « Communauté de communes »  :</text:p>
      <text:list xml:id="list193339099171220" text:continue-numbering="true" text:style-name="L3">
        <text:list-item>
          <text:p text:style-name="P117">a accès à toutes les observations déclarées sur le territoire correspondant et modérées positivement par l’association</text:p>
        </text:list-item>
        <text:list-item>
          <text:p text:style-name="P117"><text:soft-page-break/>peut donner un statut aux observations et associer un commentaire</text:p>
        </text:list-item>
        <text:list-item>
          <text:p text:style-name="P117">peut transférer les observations de son choix aux pôles techniques</text:p>
        </text:list-item>
      </text:list>
      <text:p text:style-name="P25"/>
      <text:p text:style-name="P26">Un compte avec le rôle « Pôle technique »  :</text:p>
      <text:list xml:id="list193338206961348" text:continue-numbering="true" text:style-name="L3">
        <text:list-item>
          <text:p text:style-name="P117">a accès à toutes les observations déclarées sur le territoire associé au pôle et qui ont été transférées par un compte « Communauté de communes » </text:p>
        </text:list-item>
        <text:list-item>
          <text:p text:style-name="P117">peut préciser si l’observation a été traité et peut ajouter un commentaire</text:p>
        </text:list-item>
      </text:list>
      <text:p text:style-name="P25"/>
      <text:list xml:id="list193340163949811" text:continue-list="list193340001007012" text:style-name="WWNum21">
        <text:list-item>
          <text:list>
            <text:list-item>
              <text:p text:style-name="P96">Pôle à choisir parmi :</text:p>
              <text:list>
                <text:list-item>
                  <text:p text:style-name="P114">Administrateur ou Comcom</text:p>
                </text:list-item>
                <text:list-item>
                  <text:p text:style-name="P114">liste des pôles définis aux étapes précédentes</text:p>
                </text:list-item>
              </text:list>
            </text:list-item>
            <text:list-item>
              <text:p text:style-name="P96">Territoire à choisir parmi</text:p>
              <text:list>
                <text:list-item>
                  <text:p text:style-name="P114">Zone couverte par VelObs</text:p>
                </text:list-item>
                <text:list-item>
                  <text:p text:style-name="P114">liste des territoires définis aux étapes précédentes</text:p>
                </text:list-item>
              </text:list>
            </text:list-item>
            <text:list-item>
              <text:p text:style-name="P97">Cohérence des informations : </text:p>
              <text:list>
                <text:list-item>
                  <text:p text:style-name="P114">si rôle = “Administrateur” alors choisir Pôle = “Administrateur ou Comcom” et Territoire = “Zone couverte par VelObs”</text:p>
                </text:list-item>
                <text:list-item>
                  <text:p text:style-name="P114">si rôle = “Communauté de communes” alors choisir Pôle = “Administrateur ou Comcom” et Territoire = territoire associé à la communauté de communes</text:p>
                </text:list-item>
                <text:list-item>
                  <text:p text:style-name="P114">si rôle = “Pôle technique” alors choisir Pôle = pôle correspondant au compte et Territoire = territoire associé à la communauté de communes du pôle</text:p>
                </text:list-item>
                <text:list-item>
                  <text:p text:style-name="P114">si rôle = “Responsable pôle modérateur” alors choisir Pôle = pôle correspondant au compte et Territoire = territoire associé à la communauté de communes du pôle où opère le modérateur</text:p>
                </text:list-item>
              </text:list>
            </text:list-item>
            <text:list-item>
              <text:p text:style-name="P97">les autres combinaisons devront être testées : à l’heure actuelle 1 compte ne peut être associé qu’à 1 pôle et 1 territoire</text:p>
            </text:list-item>
          </text:list>
        </text:list-item>
        <text:list-item>
          <text:p text:style-name="P78">Cliquer sur le bouton Enregistrer</text:p>
          <text:list>
            <text:list-item>
              <text:p text:style-name="P96">un mail automatique est envoyé à l’adresse e-mail associée au compte avec les informations de connexion</text:p>
            </text:list-item>
          </text:list>
        </text:list-item>
      </text:list>
      <text:p text:style-name="P29"/>
      <text:list xml:id="list193338445618736" text:continue-list="list193338328909382" text:style-name="WWNum5">
        <text:list-item>
          <text:list>
            <text:list-item>
              <text:p text:style-name="P124"><text:bookmark-start text:name="__RefHeading___Toc1989_710509901"/><text:bookmark text:name="_iyjdbp14l9tk"/>Gestion des priorités<text:bookmark-end text:name="__RefHeading___Toc1989_710509901"/></text:p>
            </text:list-item>
          </text:list>
        </text:list-item>
      </text:list>
      <text:p text:style-name="P20"><text:span text:style-name="T13">Une priorité est affectée à une observation par les modérateurs de velObs. Les priorités servent à filtrer les observations. En fonction de la priorité, des traitements spécifiques sont effectués par Velobs (cf </text:span><text:span text:style-name="T14">lib/php/admin/adminfunction.php &gt; updatePoi &gt; if (isset($_POST['priorite_id_priorite']) &amp;&amp; is_numeric($_POST['priorite_id_priorite']) &amp;&amp; $arrayObs['priorite_id_priorite'] &lt;&gt; $_POST['priorite_id_priorite']) {</text:span><text:span text:style-name="T13">). Les libellés peuvent être modifiés, mais leurs identifiants internes sont utilisés par velObs</text:span></text:p>
      <text:p text:style-name="P14">Dans la version 1.4 de Velobs, les priorités suivantes existent par défaut : </text:p>
      <text:p text:style-name="P14">1 : Priorité 1<text:line-break/>2 : Priorité 2<text:line-break/>4 : A modérer<text:line-break/>6 : Clôturé<text:line-break/>7 : Refusé par l'association : non affiché sur l'interface publique<text:line-break/>8 : Urgence : non affiché sur l'interface publique<text:line-break/>12 : Refusé par la collectivité<text:line-break/>15 : Doublon</text:p>
      <text:p text:style-name="P14"><text:soft-page-break/></text:p>
      <text:p text:style-name="P23">Pour modifier les libellés : </text:p>
      <text:list xml:id="list193338934810347" text:continue-list="list193340163949811" text:style-name="WWNum21">
        <text:list-item>
          <text:p text:style-name="P77">se connecter à l'interface d'administration de VelObs avec un compte ayant le rôle administrateur : URL_VelObs/admin.php</text:p>
        </text:list-item>
        <text:list-item>
          <text:p text:style-name="P77">cliquer sur le menu “Priorités”</text:p>
        </text:list-item>
        <text:list-item>
          <text:p text:style-name="P77">double-cliquer sur le libellé à modifier et donner le nouveau libellé</text:p>
        </text:list-item>
        <text:list-item>
          <text:p text:style-name="P77">cliquer ailleurs dans l’interface pour enregistrer automatiquement la nouvelle valeur</text:p>
        </text:list-item>
      </text:list>
      <text:list xml:id="list193339592269199" text:continue-list="list193338445618736" text:style-name="WWNum5">
        <text:list-item>
          <text:list>
            <text:list-item>
              <text:p text:style-name="P124"><text:bookmark-start text:name="__RefHeading___Toc1991_710509901"/><text:bookmark text:name="_kvaxuvbrjvi0"/>Gestion des statuts<text:bookmark-end text:name="__RefHeading___Toc1991_710509901"/></text:p>
            </text:list-item>
          </text:list>
        </text:list-item>
      </text:list>
      <text:p text:style-name="P23">Un statut est affecté à une observation par les comptes des collectivités de velObs. Les statuts servent à filtrer les observations sur l’interface publique notamment. Aucun traitement spécifique n’est effectué, on peut donc modifier les libellés existants et/ou rajouter de nouveaux statuts.</text:p>
      <text:p text:style-name="P23">Dans la version 1.4 de Velobs, les statuts suivants existent par défaut : </text:p>
      <text:p text:style-name="P15"><draw:frame draw:style-name="fr1" draw:name="image52.png" text:anchor-type="as-char" svg:width="6.8cm" svg:height="5.821cm" draw:z-index="21"><draw:image xlink:href="Pictures/1000020100000101000000DC9D6CB33AE348031E.png" xlink:type="simple" xlink:show="embed" xlink:actuate="onLoad"/></draw:frame></text:p>
      <text:p text:style-name="P14"/>
      <text:p text:style-name="P23">Pour modifier les libellés : </text:p>
      <text:list xml:id="list193338206650189" text:continue-list="list193338934810347" text:style-name="WWNum21">
        <text:list-item>
          <text:p text:style-name="P77">se connecter à l'interface d'administration de VelObs avec un compte ayant le rôle administrateur : URL_VelObs/admin.php</text:p>
        </text:list-item>
        <text:list-item>
          <text:p text:style-name="P77">cliquer sur le menu “Statuts”</text:p>
        </text:list-item>
        <text:list-item>
          <text:p text:style-name="P77">double-cliquer sur le libellé à modifier et donner le nouveau libellé</text:p>
        </text:list-item>
        <text:list-item>
          <text:p text:style-name="P77">cliquer ailleurs dans l’interface pour enregistrer automatiquement la nouvelle valeur</text:p>
        </text:list-item>
      </text:list>
      <text:p text:style-name="P18">Pour ajouter un nouveau statut, il faut, pour le moment, aller directement en base de données, dans la table status.</text:p>
      <text:list xml:id="list193339105093434" text:continue-list="list193339592269199" text:style-name="WWNum5">
        <text:list-item>
          <text:list>
            <text:list-item>
              <text:p text:style-name="P124"><text:bookmark-start text:name="__RefHeading___Toc1993_710509901"/><text:bookmark text:name="_3xtx2z4nli49"/>Gestion des catégories et des sous-catégories<text:bookmark-end text:name="__RefHeading___Toc1993_710509901"/></text:p>
            </text:list-item>
          </text:list>
        </text:list-item>
      </text:list>
      <text:p text:style-name="P23">Les observations sont liées à une (et une seule) sous-catégorie. Une sous<text:span text:style-name="T29">-</text:span>catégorie est liée à une seule catégorie.</text:p>
      <text:p text:style-name="P23">Ces catégories/sous-catégories permettent de filtrer les observation affichées sur l’interface publique.</text:p>
      <text:p text:style-name="P3">Dans la version 1.4 de Velobs, les catégorie et sous-catégories suivantes existent par défaut : </text:p>
      <text:p text:style-name="P2"><text:soft-page-break/><draw:frame draw:style-name="fr1" draw:name="image40.png" text:anchor-type="as-char" svg:width="12.594cm" svg:height="3.493cm" draw:z-index="22"><draw:image xlink:href="Pictures/10000201000001DC000000844A494CD0B7BECC0F.png" xlink:type="simple" xlink:show="embed" xlink:actuate="onLoad"/></draw:frame></text:p>
      <text:p text:style-name="P2"><draw:frame draw:style-name="fr1" draw:name="image46.png" text:anchor-type="as-char" svg:width="17.007cm" svg:height="10.936cm" draw:z-index="23"><draw:image xlink:href="Pictures/10000201000002FC000001EB74BF23E9410D9964.png" xlink:type="simple" xlink:show="embed" xlink:actuate="onLoad"/></draw:frame></text:p>
      <text:p text:style-name="P3">On peut imaginer des catégories Cycliste et Piéton pour classer les observations en fonction de ces types par exemple. On peut créer une catégorie pour mettre l’accent sur une certaine sous-catégorie, exemple à Toulouse où un accent a été mis temporairement pour une campagne de référencement pour l’ajout de supports vélos : </text:p>
      <text:p text:style-name="P2"><text:soft-page-break/><draw:frame draw:style-name="fr1" draw:name="image49.png" text:anchor-type="as-char" svg:width="8.467cm" svg:height="9.843cm" draw:z-index="24"><draw:image xlink:href="Pictures/10000201000001400000017425F2FA073213B5A8.png" xlink:type="simple" xlink:show="embed" xlink:actuate="onLoad"/></draw:frame></text:p>
      <text:p text:style-name="P3"/>
      <text:p text:style-name="P23">Pour modifier les libellés des catégories et sous-catégories : </text:p>
      <text:list xml:id="list193340534830879" text:continue-list="list193338206650189" text:style-name="WWNum21">
        <text:list-item>
          <text:p text:style-name="P77">se connecter à l'interface d'administration de VelObs avec un compte ayant le rôle administrateur : URL_VelObs/admin.php</text:p>
        </text:list-item>
        <text:list-item>
          <text:p text:style-name="P77">cliquer sur le menu “Catégories” ou <text:s/>“”Sous-catégories”</text:p>
        </text:list-item>
        <text:list-item>
          <text:p text:style-name="P77">double-cliquer sur le libellé à modifier et donner le nouveau libellé</text:p>
        </text:list-item>
        <text:list-item>
          <text:p text:style-name="P77">cliquer ailleurs dans l’interface pour enregistrer automatiquement la nouvelle valeur</text:p>
        </text:list-item>
      </text:list>
      <text:p text:style-name="P35">Pour ajouter une nouvelle catégorie ou sous-catégorie, sur l’interface de gestion des catégories, cliquer sur “Ajouter une catégorie”, ou sur l’interface de gestion des sous-catégories, cliquer sur “Ajouter une sous-catégorie”</text:p>
      <text:p text:style-name="P18"/>
      <text:p text:style-name="P35">Les icônes des catégories et sous-catégories sont modifiables., vous pouvez en ajouter de nouvelles : </text:p>
      <text:p text:style-name="P3"/>
      <text:list xml:id="list193340053300191" text:continue-list="list193339105093434" text:style-name="WWNum5">
        <text:list-item>
          <text:list>
            <text:list-item>
              <text:p text:style-name="P124"><text:bookmark-start text:name="__RefHeading___Toc1995_710509901"/><text:bookmark text:name="_ds9nvlpql5uk"/>Gestion des icônes<text:bookmark-end text:name="__RefHeading___Toc1995_710509901"/></text:p>
            </text:list-item>
          </text:list>
        </text:list-item>
      </text:list>
      <text:p text:style-name="P20"/>
      <text:p text:style-name="P23">Dans la version 1.4 de Velobs, les icônes suivantes existent par défaut : </text:p>
      <text:p text:style-name="P3"/>
      <text:p text:style-name="P3"/>
      <text:p text:style-name="P2"><text:soft-page-break/><draw:frame draw:style-name="fr1" draw:name="image29.png" text:anchor-type="as-char" svg:width="11.906cm" svg:height="11.827cm" draw:z-index="25"><draw:image xlink:href="Pictures/10000201000001C2000001BFA4A6DD62D9D3C0EB.png" xlink:type="simple" xlink:show="embed" xlink:actuate="onLoad"/></draw:frame></text:p>
      <text:p text:style-name="P20"/>
      <text:p text:style-name="P35">Pour ajouter une nouvelle icône : </text:p>
      <text:list xml:id="list3470256050597710381" text:style-name="WWNum22">
        <text:list-item>
          <text:p text:style-name="P98">cliquer sur Catégories</text:p>
        </text:list-item>
        <text:list-item>
          <text:p text:style-name="P98">cliquer sur Sous-catégories</text:p>
        </text:list-item>
        <text:list-item>
          <text:p text:style-name="P98">cliquer sur Configuration (en haut à droite)</text:p>
        </text:list-item>
        <text:list-item>
          <text:p text:style-name="P98">cliquer sur “Ajouter une icône”. </text:p>
          <text:list>
            <text:list-item>
              <text:p text:style-name="P115">Donner le chemin vers votre icône (l’icône ajoutée doit avoir un format de 32 pixels de large sur 37 pixels de hauteur et ne pas dépasser 50ko (le plus petits ils sont le mieux c’est : les icônes actuelles pèsent environ 2ko))</text:p>
            </text:list-item>
            <text:list-item>
              <text:p text:style-name="P115">charger l’icône</text:p>
            </text:list-item>
          </text:list>
        </text:list-item>
        <text:list-item>
          <text:p text:style-name="P98">cliquer dans le champ Libellé de votre icône qui a dû apparaître dans la liste des icônes et spécifier le libellé</text:p>
        </text:list-item>
      </text:list>
      <text:p text:style-name="P35">Cette icône est maintenant utilisable pour les catégories et sous-catégories.</text:p>
      <text:p text:style-name="P35"/>
      <text:list xml:id="list193340754002935" text:continue-list="list193340053300191" text:style-name="WWNum5">
        <text:list-item>
          <text:p text:style-name="P120">Suivi de version</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44">Objet de la révision</text:p>
          </table:table-cell>
          <table:table-cell table:style-name="Tableau1.A1" office:value-type="string">
            <text:p text:style-name="P44">Auteur</text:p>
          </table:table-cell>
          <table:table-cell table:style-name="Tableau1.C1" office:value-type="string">
            <text:p text:style-name="P44">Date</text:p>
          </table:table-cell>
        </table:table-row>
        <table:table-row>
          <table:table-cell table:style-name="Tableau1.A2" office:value-type="string">
            <text:p text:style-name="P42">Remplacement interclassement mysql de utf8 par utf8mb4_unicode_ci</text:p>
            <text:p text:style-name="P43">Ajout « <text:span text:style-name="T15">Editer lib/js/key.js en ajoutant » </text:span></text:p>
          </table:table-cell>
          <table:table-cell table:style-name="Tableau1.A2" office:value-type="string">
            <text:p text:style-name="P41">Gérald salin (gerald.salin@gmail.com)</text:p>
          </table:table-cell>
          <table:table-cell table:style-name="Tableau1.C2" office:value-type="string">
            <text:p text:style-name="P42">28/01/2018</text:p>
          </table:table-cell>
        </table:table-row>
        <table:table-row>
          <table:table-cell table:style-name="Tableau1.A2" office:value-type="string">
            <text:p text:style-name="P38">Création fichier INSTALL.odt fusionnant la documentation de Lydie et le README <text:span text:style-name="T26">de Théo/Fabien </text:span>pour avoir un fichier unique lié à l’installation. Reprise de ces documentations pour <text:span text:style-name="T27">donner plus de détails</text:span></text:p>
          </table:table-cell>
          <table:table-cell table:style-name="Tableau1.A2" office:value-type="string">
            <text:p text:style-name="P40">Gérald salin (gerald.salin@gmail.com)</text:p>
          </table:table-cell>
          <table:table-cell table:style-name="Tableau1.C2" office:value-type="string">
            <text:p text:style-name="P40">21/11/2017</text:p>
          </table:table-cell>
        </table:table-row>
        <table:table-row>
          <table:table-cell table:style-name="Tableau1.A2" office:value-type="string">
            <text:p text:style-name="P36">Version initiale sur la gestion des contours géographiques</text:p>
          </table:table-cell>
          <table:table-cell table:style-name="Tableau1.A2" office:value-type="string">
            <text:p text:style-name="P37">Lydie Desperben <text:span text:style-name="T25">(lydie.desperben@wanadoo.fr )</text:span></text:p>
          </table:table-cell>
          <table:table-cell table:style-name="Tableau1.C2" office:value-type="string">
            <text:p text:style-name="P38">Juillet 2017</text:p>
          </table:table-cell>
        </table:table-row>
        <table:table-row>
          <table:table-cell table:style-name="Tableau1.A2" office:value-type="string">
            <text:p text:style-name="P38">Transposition de la procédure d’installation des fichiers textes dans le README sur GitHub</text:p>
          </table:table-cell>
          <table:table-cell table:style-name="Tableau1.A2" office:value-type="string">
            <text:p text:style-name="P39"><text:span text:style-name="T25">Théophile Rascagnères (</text:span><text:span text:style-name="T9">theophile@inventati.org</text:span> <text:span text:style-name="T25">)</text:span></text:p>
          </table:table-cell>
          <table:table-cell table:style-name="Tableau1.C2" office:value-type="string">
            <text:p text:style-name="P38">14/11/2016</text:p>
          </table:table-cell>
        </table:table-row>
        <table:table-row>
          <table:table-cell table:style-name="Tableau1.A2" office:value-type="string">
            <text:p text:style-name="P38">Version initiale de la procédure d’installation dans fichiers texte dans les sources</text:p>
          </table:table-cell>
          <table:table-cell table:style-name="Tableau1.A2" office:value-type="string">
            <text:p text:style-name="P38">Fabien Goblet</text:p>
          </table:table-cell>
          <table:table-cell table:style-name="Tableau1.C2" office:value-type="string">
            <text:p text:style-name="P38">2015</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with-next="always"/>
      <style:text-properties style:font-name="Arial1" fo:font-family="Arial" style:font-family-generic="roman" style:font-pitch="variable" fo:font-size="28pt" fo:font-weight="bold" style:font-name-asian="Arial3" style:font-family-asian="Arial" style:font-family-generic-asian="system" style:font-pitch-asian="variable" style:font-size-asian="28pt"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center" style:justify-single-word="false" fo:keep-with-next="always"/>
      <style:text-properties style:font-name="Arial1" fo:font-family="Arial" style:font-family-generic="roman" style:font-pitch="variable" fo:font-size="18pt" style:font-name-asian="Arial3" style:font-family-asian="Arial" style:font-family-generic-asian="system" style:font-pitch-asian="variable" style:font-size-asian="18pt" style:font-name-complex="Arial3" style:font-family-complex="Arial" style:font-family-generic-complex="system" style:font-pitch-complex="variable" style:font-size-complex="18pt"/>
    </style:style>
    <style:style style:name="Footer" style:family="paragraph" style:parent-style-name="Standard" style:class="extra"/>
    <style:style style:name="Contents_20_Heading" style:display-name="Contents Heading" style:family="paragraph" style:parent-style-name="Heading_20_1" style:class="index">
      <style:paragraph-properties style:writing-mode="pag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ListLabel_20_1" style:display-name="ListLabel 1" style:family="text">
      <style:text-properties style:font-name="Arial1"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Arial1" fo:font-family="Arial" style:font-family-generic="roman" style:font-pitch="variable" style:text-underline-style="none"/>
    </style:style>
    <style:style style:name="ListLabel_20_12" style:display-name="ListLabel 12" style:family="text">
      <style:text-properties style:font-name="Arial1" fo:font-family="Arial"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roman" style:font-pitch="variable" style:text-underline-style="none"/>
    </style:style>
    <style:style style:name="ListLabel_20_38" style:display-name="ListLabel 38" style:family="text">
      <style:text-properties style:font-name="Arial1" fo:font-family="Arial" style:font-family-generic="roman" style:font-pitch="variable" style:text-underline-style="none"/>
    </style:style>
    <style:style style:name="ListLabel_20_39" style:display-name="ListLabel 39" style:family="text">
      <style:text-properties style:font-name="Arial1" fo:font-family="Arial" style:font-family-generic="roman" style:font-pitch="variable"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roman" style:font-pitch="variable" style:text-underline-style="none"/>
    </style:style>
    <style:style style:name="ListLabel_20_47" style:display-name="ListLabel 47" style:family="text">
      <style:text-properties style:font-name="Arial1" fo:font-family="Arial" style:font-family-generic="roman" style:font-pitch="variable" style:text-underline-style="none"/>
    </style:style>
    <style:style style:name="ListLabel_20_48" style:display-name="ListLabel 48" style:family="text">
      <style:text-properties style:font-name="Arial1" fo:font-family="Arial" style:font-family-generic="roman" style:font-pitch="variable" style:text-underline-style="none"/>
    </style:style>
    <style:style style:name="ListLabel_20_49" style:display-name="ListLabel 49" style:family="text">
      <style:text-properties style:font-name="Arial1" fo:font-family="Arial" style:font-family-generic="roman" style:font-pitch="variable"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1"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roman" style:font-pitch="variable" style:text-underline-style="none"/>
    </style:style>
    <style:style style:name="ListLabel_20_65" style:display-name="ListLabel 65" style:family="text">
      <style:text-properties style:font-name="Arial1" fo:font-family="Arial" style:font-family-generic="roman" style:font-pitch="variable"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1" fo:font-family="Arial" style:font-family-generic="roman" style:font-pitch="variable" fo:font-size="12pt" style:text-underline-style="none"/>
    </style:style>
    <style:style style:name="ListLabel_20_101" style:display-name="ListLabel 101" style:family="text">
      <style:text-properties style:font-name="Arial1" fo:font-family="Arial"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1" fo:font-family="Arial" style:font-family-generic="roman" style:font-pitch="variable" style:text-underline-style="none"/>
    </style:style>
    <style:style style:name="ListLabel_20_110" style:display-name="ListLabel 110" style:family="text">
      <style:text-properties style:font-name="Arial1" fo:font-family="Arial"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9" style:display-name="ListLabel 1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1" fo:font-family="Arial"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1"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1"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1" fo:font-family="Arial" style:font-family-generic="roman" style:font-pitch="variable" style:text-underline-style="none"/>
    </style:style>
    <style:style style:name="ListLabel_20_155" style:display-name="ListLabel 155" style:family="text">
      <style:text-properties style:font-name="Arial1" fo:font-family="Arial"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1"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4292e" style:font-name="Arial1" fo:font-family="Arial" style:font-family-generic="roman" style:font-pitch="variable" fo:font-size="12pt" style:text-underline-style="none" fo:font-weight="normal"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3" style:display-name="ListLabel 173" style:family="text">
      <style:text-properties fo:color="#24292e" style:font-name="Arial1" fo:font-family="Arial" style:font-family-generic="roman" style:font-pitch="variable" fo:font-size="12pt" style:text-underline-style="none" fo:font-weight="bold"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4" style:display-name="ListLabel 174" style:family="text">
      <style:text-properties style:font-name="Arial1" fo:font-family="Arial" style:font-family-generic="roman" style:font-pitch="variable"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1" fo:font-family="Arial" style:font-family-generic="roman" style:font-pitch="variable" style:text-underline-style="none"/>
    </style:style>
    <style:style style:name="ListLabel_20_182" style:display-name="ListLabel 182" style:family="text">
      <style:text-properties style:font-name="Arial1" fo:font-family="Arial"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1"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1" fo:font-family="Arial" style:font-family-generic="roman" style:font-pitch="variable" style:text-underline-style="none"/>
    </style:style>
    <style:style style:name="ListLabel_20_200" style:display-name="ListLabel 200" style:family="text">
      <style:text-properties style:font-name="Arial1" fo:font-family="Arial"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1"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1" fo:font-family="Arial" style:font-family-generic="roman" style:font-pitch="variable" style:text-underline-style="none"/>
    </style:style>
    <style:style style:name="ListLabel_20_218" style:display-name="ListLabel 218" style:family="text">
      <style:text-properties style:font-name="Arial1" fo:font-family="Arial"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1"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1" fo:font-family="Arial" style:font-family-generic="roman" style:font-pitch="variable" style:text-underline-style="none"/>
    </style:style>
    <style:style style:name="ListLabel_20_236" style:display-name="ListLabel 236" style:family="text">
      <style:text-properties style:font-name="Arial1" fo:font-family="Arial" style:font-family-generic="roman" style:font-pitch="variable" style:text-underline-style="none"/>
    </style:style>
    <style:style style:name="ListLabel_20_237" style:display-name="ListLabel 237" style:family="text">
      <style:text-properties style:font-name="Arial1" fo:font-family="Arial" style:font-family-generic="roman" style:font-pitch="variable"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MT1" style:family="text">
      <style:text-properties fo:color="#808080" style:font-name="Arial" fo:font-size="10pt" fo:font-style="italic" officeooo:rsid="001ca08d" style:font-size-asian="10pt" style:font-style-asian="italic" style:font-size-complex="10pt" style:font-style-complex="italic"/>
    </style:style>
    <style:style style:name="MT2"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MT3" style:family="text">
      <style:text-properties fo:color="#808080" style:font-name="Arial" fo:font-size="10pt" fo:font-style="italic" style:font-size-asian="10pt" style:font-style-asian="italic" style:font-size-complex="10pt" style:font-style-complex="italic"/>
    </style:style>
    <style:style style:name="MT4" style:family="text">
      <style:text-properties officeooo:rsid="001ca08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4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25cm" fo:margin-left="0cm" fo:margin-right="0cm" fo:margin-top="1.625cm" style:dynamic-spacing="true"/>
      </style:footer-style>
    </style:page-layout>
  </office:automatic-styles>
  <office:master-styles>
    <style:master-page style:name="Standard" style:page-layout-name="Mpm1">
      <style:footer>
        <text:p text:style-name="MP1"><text:span text:style-name="MT1">Document sous </text:span><text:span text:style-name="MT2">licence Creative Commons BY-SA</text:span><text:span text:style-name="MT3"> </text:span><text:span text:style-name="MT4"><text:tab/><text:tab/></text:span><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date>2018-03-31T19:33:34.695000000</dc:date>
    <meta:editing-duration>PT1H11M5S</meta:editing-duration>
    <meta:editing-cycles>15</meta:editing-cycles>
    <meta:document-statistic meta:table-count="1" meta:image-count="26" meta:object-count="0" meta:page-count="26" meta:paragraph-count="347" meta:word-count="4027" meta:character-count="26704" meta:non-whitespace-character-count="23171"/>
  </office:meta>
</office:document-meta>
</file>